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1.2465in"/>
    </style:style>
    <style:style style:name="co8" style:family="table-column">
      <style:table-column-properties fo:break-before="auto" style:column-width="1.279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6827in" svg:height="4.5079in" svg:x="7.013in" svg:y="3.8039in">
            <draw:object draw:notify-on-update-of-ranges="Sheet1.J2:Sheet1.J21 Sheet1.K1:Sheet1.K1 Sheet1.K2:Sheet1.K21 Sheet1.L1:Sheet1.L1 Sheet1.L2:Sheet1.L21 Sheet1.M1:Sheet1.M1 Sheet1.M2:Sheet1.M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#Buckets</text:p>
          </table:table-cell>
          <table:table-cell office:value-type="string">
            <text:p>Exacto</text:p>
          </table:table-cell>
          <table:table-cell office:value-type="string">
            <text:p>Clasico</text:p>
          </table:table-cell>
          <table:table-cell office:value-type="string">
            <text:p>Steps</text:p>
          </table:table-cell>
          <table:table-cell office:value-type="string">
            <text:p>Propia</text:p>
          </table:table-cell>
          <table:table-cell office:value-type="string">
            <text:p>Error Clasico</text:p>
          </table:table-cell>
          <table:table-cell office:value-type="string">
            <text:p>Error Steps</text:p>
          </table:table-cell>
          <table:table-cell office:value-type="string">
            <text:p>Error Propia</text:p>
          </table:table-cell>
          <table:table-cell/>
          <table:table-cell office:value-type="string">
            <text:p>#Buckets</text:p>
          </table:table-cell>
          <table:table-cell office:value-type="string">
            <text:p>Prom. Error Clasico</text:p>
          </table:table-cell>
          <table:table-cell office:value-type="string">
            <text:p>Prom. Error Steps</text:p>
          </table:table-cell>
          <table:table-cell office:value-type="string">
            <text:p>Prom. Error Propia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99999">
            <text:p>0.99999</text:p>
          </table:table-cell>
          <table:table-cell office:value-type="float" office:value="0.99976">
            <text:p>0.99976</text:p>
          </table:table-cell>
          <table:table-cell office:value-type="float" office:value="0.95">
            <text:p>0.95</text:p>
          </table:table-cell>
          <table:table-cell office:value-type="float" office:value="0.9965">
            <text:p>0.9965</text:p>
          </table:table-cell>
          <table:table-cell table:formula="of:=ABS([.$B$2]-[.C2])" office:value-type="float" office:value="0.000229999999999952">
            <text:p>0.00023</text:p>
          </table:table-cell>
          <table:table-cell table:formula="of:=ABS([.$B$2]-[.D2])" office:value-type="float" office:value="0.04999">
            <text:p>0.04999</text:p>
          </table:table-cell>
          <table:table-cell table:formula="of:=ABS([.$B$2]-[.E2])" office:value-type="float" office:value="0.00348999999999999">
            <text:p>0.00349</text:p>
          </table:table-cell>
          <table:table-cell/>
          <table:table-cell office:value-type="float" office:value="10">
            <text:p>10</text:p>
          </table:table-cell>
          <table:table-cell table:formula="of:=AVERAGE([.F2:.F6])" office:value-type="float" office:value="0.549104">
            <text:p>0.549104</text:p>
          </table:table-cell>
          <table:table-cell table:formula="of:=AVERAGE([.G2:.G6])" office:value-type="float" office:value="0.5766566666668">
            <text:p>0.5766566667</text:p>
          </table:table-cell>
          <table:table-cell table:formula="of:=AVERAGE([.H2:.H6])" office:value-type="float" office:value="0.54992">
            <text:p>0.5499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99873">
            <text:p>0.99873</text:p>
          </table:table-cell>
          <table:table-cell office:value-type="float" office:value="0.9965">
            <text:p>0.9965</text:p>
          </table:table-cell>
          <table:table-cell office:value-type="float" office:value="0.933333333333">
            <text:p>0.9333333333</text:p>
          </table:table-cell>
          <table:table-cell office:value-type="float" office:value="0.9965">
            <text:p>0.9965</text:p>
          </table:table-cell>
          <table:table-cell table:formula="of:=ABS([.$B$2]-[.C3])" office:value-type="float" office:value="0.00348999999999999">
            <text:p>0.00349</text:p>
          </table:table-cell>
          <table:table-cell table:formula="of:=ABS([.$B$2]-[.D3])" office:value-type="float" office:value="0.0666566666670001">
            <text:p>0.0666566667</text:p>
          </table:table-cell>
          <table:table-cell table:formula="of:=ABS([.$B$2]-[.E3])" office:value-type="float" office:value="0.00348999999999999">
            <text:p>0.00349</text:p>
          </table:table-cell>
          <table:table-cell/>
          <table:table-cell office:value-type="float" office:value="20">
            <text:p>20</text:p>
          </table:table-cell>
          <table:table-cell table:formula="of:=AVERAGE([.F7:.F11])" office:value-type="float" office:value="0.546758">
            <text:p>0.546758</text:p>
          </table:table-cell>
          <table:table-cell table:formula="of:=AVERAGE([.G7:.G11])" office:value-type="float" office:value="0.5583233333332">
            <text:p>0.5583233333</text:p>
          </table:table-cell>
          <table:table-cell table:formula="of:=AVERAGE([.H7:.H11])" office:value-type="float" office:value="0.549104">
            <text:p>0.54910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26803">
            <text:p>0.26803</text:p>
          </table:table-cell>
          <table:table-cell office:value-type="float" office:value="0.25735">
            <text:p>0.25735</text:p>
          </table:table-cell>
          <table:table-cell office:value-type="float" office:value="0.233333333333">
            <text:p>0.2333333333</text:p>
          </table:table-cell>
          <table:table-cell office:value-type="float" office:value="0.25735">
            <text:p>0.25735</text:p>
          </table:table-cell>
          <table:table-cell table:formula="of:=ABS([.$B$2]-[.C4])" office:value-type="float" office:value="0.74264">
            <text:p>0.74264</text:p>
          </table:table-cell>
          <table:table-cell table:formula="of:=ABS([.$B$2]-[.D4])" office:value-type="float" office:value="0.766656666667">
            <text:p>0.7666566667</text:p>
          </table:table-cell>
          <table:table-cell table:formula="of:=ABS([.$B$2]-[.E4])" office:value-type="float" office:value="0.74264">
            <text:p>0.74264</text:p>
          </table:table-cell>
          <table:table-cell/>
          <table:table-cell office:value-type="float" office:value="30">
            <text:p>30</text:p>
          </table:table-cell>
          <table:table-cell table:formula="of:=AVERAGE([.F12:.F16])" office:value-type="float" office:value="0.560604">
            <text:p>0.560604</text:p>
          </table:table-cell>
          <table:table-cell table:formula="of:=AVERAGE([.G12:.G16])" office:value-type="float" office:value="0.5522122222222">
            <text:p>0.5522122222</text:p>
          </table:table-cell>
          <table:table-cell table:formula="of:=AVERAGE([.H12:.H16])" office:value-type="float" office:value="0.547902">
            <text:p>0.54790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582">
            <text:p>0.00582</text:p>
          </table:table-cell>
          <table:table-cell office:value-type="float" office:value="0.00082">
            <text:p>0.00082</text:p>
          </table:table-cell>
          <table:table-cell table:number-columns-repeated="2" office:value-type="float" office:value="0">
            <text:p>0</text:p>
          </table:table-cell>
          <table:table-cell table:formula="of:=ABS([.$B$2]-[.C5])" office:value-type="float" office:value="0.99917">
            <text:p>0.99917</text:p>
          </table:table-cell>
          <table:table-cell table:formula="of:=ABS([.$B$2]-[.D5])" office:value-type="float" office:value="0.99999">
            <text:p>0.99999</text:p>
          </table:table-cell>
          <table:table-cell table:formula="of:=ABS([.$B$2]-[.E5])" office:value-type="float" office:value="0.99999">
            <text:p>0.99999</text:p>
          </table:table-cell>
          <table:table-cell/>
          <table:table-cell office:value-type="float" office:value="40">
            <text:p>40</text:p>
          </table:table-cell>
          <table:table-cell table:formula="of:=AVERAGE([.F17:.F21])" office:value-type="float" office:value="0.555216">
            <text:p>0.555216</text:p>
          </table:table-cell>
          <table:table-cell table:formula="of:=AVERAGE([.G17:.G21])" office:value-type="float" office:value="0.5541566666668">
            <text:p>0.5541566667</text:p>
          </table:table-cell>
          <table:table-cell table:formula="of:=AVERAGE([.H17:.H21])" office:value-type="float" office:value="0.546758">
            <text:p>0.54675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7">
            <text:p>0.00007</text:p>
          </table:table-cell>
          <table:table-cell table:number-columns-repeated="3" office:value-type="float" office:value="0">
            <text:p>0</text:p>
          </table:table-cell>
          <table:table-cell table:formula="of:=ABS([.$B$2]-[.C6])" office:value-type="float" office:value="0.99999">
            <text:p>0.99999</text:p>
          </table:table-cell>
          <table:table-cell table:formula="of:=ABS([.$B$2]-[.D6])" office:value-type="float" office:value="0.99999">
            <text:p>0.99999</text:p>
          </table:table-cell>
          <table:table-cell table:formula="of:=ABS([.$B$2]-[.E6])" office:value-type="float" office:value="0.99999">
            <text:p>0.99999</text:p>
          </table:table-cell>
          <table:table-cell/>
          <table:table-cell office:value-type="float" office:value="50">
            <text:p>50</text:p>
          </table:table-cell>
          <table:table-cell table:formula="of:=AVERAGE([.F22:.F26])" office:value-type="float" office:value="0.554594">
            <text:p>0.554594</text:p>
          </table:table-cell>
          <table:table-cell table:formula="of:=AVERAGE([.G22:.G26])" office:value-type="float" office:value="0.5513233333332">
            <text:p>0.5513233333</text:p>
          </table:table-cell>
          <table:table-cell table:formula="of:=AVERAGE([.H22:.H26])" office:value-type="float" office:value="0.549306">
            <text:p>0.54930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99999">
            <text:p>0.99999</text:p>
          </table:table-cell>
          <table:table-cell office:value-type="float" office:value="0.99995">
            <text:p>0.99995</text:p>
          </table:table-cell>
          <table:table-cell office:value-type="float" office:value="0.975">
            <text:p>0.975</text:p>
          </table:table-cell>
          <table:table-cell office:value-type="float" office:value="0.99976">
            <text:p>0.99976</text:p>
          </table:table-cell>
          <table:table-cell table:formula="of:=ABS([.$B$2]-[.C7])" office:value-type="float" office:value="0.000039999999999929">
            <text:p>0.00004</text:p>
          </table:table-cell>
          <table:table-cell table:formula="of:=ABS([.$B$2]-[.D7])" office:value-type="float" office:value="0.0249900000000001">
            <text:p>0.02499</text:p>
          </table:table-cell>
          <table:table-cell table:formula="of:=ABS([.$B$2]-[.E7])" office:value-type="float" office:value="0.000229999999999952">
            <text:p>0.00023</text:p>
          </table:table-cell>
          <table:table-cell/>
          <table:table-cell office:value-type="float" office:value="60">
            <text:p>60</text:p>
          </table:table-cell>
          <table:table-cell table:formula="of:=AVERAGE([.F27:.F31])" office:value-type="float" office:value="0.54679">
            <text:p>0.54679</text:p>
          </table:table-cell>
          <table:table-cell table:formula="of:=AVERAGE([.G27:.G31])" office:value-type="float" office:value="0.5494344444444">
            <text:p>0.5494344444</text:p>
          </table:table-cell>
          <table:table-cell table:formula="of:=AVERAGE([.H27:.H31])" office:value-type="float" office:value="0.547738">
            <text:p>0.54773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99873">
            <text:p>0.99873</text:p>
          </table:table-cell>
          <table:table-cell office:value-type="float" office:value="0.99661">
            <text:p>0.99661</text:p>
          </table:table-cell>
          <table:table-cell office:value-type="float" office:value="0.966666666667">
            <text:p>0.9666666667</text:p>
          </table:table-cell>
          <table:table-cell office:value-type="float" office:value="0.9965">
            <text:p>0.9965</text:p>
          </table:table-cell>
          <table:table-cell table:formula="of:=ABS([.$B$2]-[.C8])" office:value-type="float" office:value="0.00337999999999994">
            <text:p>0.00338</text:p>
          </table:table-cell>
          <table:table-cell table:formula="of:=ABS([.$B$2]-[.D8])" office:value-type="float" office:value="0.0333233333330001">
            <text:p>0.0333233333</text:p>
          </table:table-cell>
          <table:table-cell table:formula="of:=ABS([.$B$2]-[.E8])" office:value-type="float" office:value="0.00348999999999999">
            <text:p>0.00349</text:p>
          </table:table-cell>
          <table:table-cell/>
          <table:table-cell office:value-type="float" office:value="70">
            <text:p>70</text:p>
          </table:table-cell>
          <table:table-cell table:formula="of:=AVERAGE([.F32:.F36])" office:value-type="float" office:value="0.550986">
            <text:p>0.550986</text:p>
          </table:table-cell>
          <table:table-cell table:formula="of:=AVERAGE([.G32:.G36])" office:value-type="float" office:value="0.5509423809524">
            <text:p>0.550942381</text:p>
          </table:table-cell>
          <table:table-cell table:formula="of:=AVERAGE([.H32:.H36])" office:value-type="float" office:value="0.546608">
            <text:p>0.54660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26803">
            <text:p>0.26803</text:p>
          </table:table-cell>
          <table:table-cell office:value-type="float" office:value="0.26648">
            <text:p>0.26648</text:p>
          </table:table-cell>
          <table:table-cell office:value-type="float" office:value="0.266666666667">
            <text:p>0.2666666667</text:p>
          </table:table-cell>
          <table:table-cell office:value-type="float" office:value="0.25735">
            <text:p>0.25735</text:p>
          </table:table-cell>
          <table:table-cell table:formula="of:=ABS([.$B$2]-[.C9])" office:value-type="float" office:value="0.73351">
            <text:p>0.73351</text:p>
          </table:table-cell>
          <table:table-cell table:formula="of:=ABS([.$B$2]-[.D9])" office:value-type="float" office:value="0.733323333333">
            <text:p>0.7333233333</text:p>
          </table:table-cell>
          <table:table-cell table:formula="of:=ABS([.$B$2]-[.E9])" office:value-type="float" office:value="0.74264">
            <text:p>0.74264</text:p>
          </table:table-cell>
          <table:table-cell/>
          <table:table-cell office:value-type="float" office:value="80">
            <text:p>80</text:p>
          </table:table-cell>
          <table:table-cell table:formula="of:=AVERAGE([.F37:.F41])" office:value-type="float" office:value="0.547186">
            <text:p>0.547186</text:p>
          </table:table-cell>
          <table:table-cell table:formula="of:=AVERAGE([.G37:.G41])" office:value-type="float" office:value="0.5495733333332">
            <text:p>0.5495733333</text:p>
          </table:table-cell>
          <table:table-cell table:formula="of:=AVERAGE([.H37:.H41])" office:value-type="float" office:value="0.545274">
            <text:p>0.54527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0582">
            <text:p>0.00582</text:p>
          </table:table-cell>
          <table:table-cell office:value-type="float" office:value="0.00312">
            <text:p>0.00312</text:p>
          </table:table-cell>
          <table:table-cell office:value-type="float" office:value="0">
            <text:p>0</text:p>
          </table:table-cell>
          <table:table-cell office:value-type="float" office:value="0.00082">
            <text:p>0.00082</text:p>
          </table:table-cell>
          <table:table-cell table:formula="of:=ABS([.$B$2]-[.C10])" office:value-type="float" office:value="0.99687">
            <text:p>0.99687</text:p>
          </table:table-cell>
          <table:table-cell table:formula="of:=ABS([.$B$2]-[.D10])" office:value-type="float" office:value="0.99999">
            <text:p>0.99999</text:p>
          </table:table-cell>
          <table:table-cell table:formula="of:=ABS([.$B$2]-[.E10])" office:value-type="float" office:value="0.99917">
            <text:p>0.99917</text:p>
          </table:table-cell>
          <table:table-cell/>
          <table:table-cell office:value-type="float" office:value="90">
            <text:p>90</text:p>
          </table:table-cell>
          <table:table-cell table:formula="of:=AVERAGE([.F42:.F46])" office:value-type="float" office:value="0.549836">
            <text:p>0.549836</text:p>
          </table:table-cell>
          <table:table-cell table:formula="of:=AVERAGE([.G42:.G46])" office:value-type="float" office:value="0.5485085185186">
            <text:p>0.5485085185</text:p>
          </table:table-cell>
          <table:table-cell table:formula="of:=AVERAGE([.H42:.H46])" office:value-type="float" office:value="0.547296">
            <text:p>0.54729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0007">
            <text:p>0.00007</text:p>
          </table:table-cell>
          <table:table-cell table:number-columns-repeated="3" office:value-type="float" office:value="0">
            <text:p>0</text:p>
          </table:table-cell>
          <table:table-cell table:formula="of:=ABS([.$B$2]-[.C11])" office:value-type="float" office:value="0.99999">
            <text:p>0.99999</text:p>
          </table:table-cell>
          <table:table-cell table:formula="of:=ABS([.$B$2]-[.D11])" office:value-type="float" office:value="0.99999">
            <text:p>0.99999</text:p>
          </table:table-cell>
          <table:table-cell table:formula="of:=ABS([.$B$2]-[.E11])" office:value-type="float" office:value="0.99999">
            <text:p>0.99999</text:p>
          </table:table-cell>
          <table:table-cell/>
          <table:table-cell office:value-type="float" office:value="100">
            <text:p>100</text:p>
          </table:table-cell>
          <table:table-cell table:formula="of:=AVERAGE([.F47:.F51])" office:value-type="float" office:value="0.549672">
            <text:p>0.549672</text:p>
          </table:table-cell>
          <table:table-cell table:formula="of:=AVERAGE([.G47:.G51])" office:value-type="float" office:value="0.5493233333334">
            <text:p>0.5493233333</text:p>
          </table:table-cell>
          <table:table-cell table:formula="of:=AVERAGE([.H47:.H51])" office:value-type="float" office:value="0.546452">
            <text:p>0.54645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99999">
            <text:p>0.99999</text:p>
          </table:table-cell>
          <table:table-cell office:value-type="float" office:value="0.99997">
            <text:p>0.99997</text:p>
          </table:table-cell>
          <table:table-cell office:value-type="float" office:value="0.983333333333">
            <text:p>0.9833333333</text:p>
          </table:table-cell>
          <table:table-cell office:value-type="float" office:value="0.99995">
            <text:p>0.99995</text:p>
          </table:table-cell>
          <table:table-cell table:formula="of:=ABS([.$B$2]-[.C12])" office:value-type="float" office:value="0.000019999999999909">
            <text:p>0.00002</text:p>
          </table:table-cell>
          <table:table-cell table:formula="of:=ABS([.$B$2]-[.D12])" office:value-type="float" office:value="0.0166566666670001">
            <text:p>0.0166566667</text:p>
          </table:table-cell>
          <table:table-cell table:formula="of:=ABS([.$B$2]-[.E12])" office:value-type="float" office:value="0.000039999999999929">
            <text:p>0.00004</text:p>
          </table:table-cell>
          <table:table-cell/>
          <table:table-cell office:value-type="float" office:value="110">
            <text:p>110</text:p>
          </table:table-cell>
          <table:table-cell table:formula="of:=AVERAGE([.F52:.F56])" office:value-type="float" office:value="0.548756">
            <text:p>0.548756</text:p>
          </table:table-cell>
          <table:table-cell table:formula="of:=AVERAGE([.G52:.G56])" office:value-type="float" office:value="0.5487778787878">
            <text:p>0.5487778788</text:p>
          </table:table-cell>
          <table:table-cell table:formula="of:=AVERAGE([.H52:.H56])" office:value-type="float" office:value="0.54592">
            <text:p>0.5459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99873">
            <text:p>0.99873</text:p>
          </table:table-cell>
          <table:table-cell office:value-type="float" office:value="0.99865">
            <text:p>0.99865</text:p>
          </table:table-cell>
          <table:table-cell office:value-type="float" office:value="0.977777777778">
            <text:p>0.9777777778</text:p>
          </table:table-cell>
          <table:table-cell office:value-type="float" office:value="0.99655">
            <text:p>0.99655</text:p>
          </table:table-cell>
          <table:table-cell table:formula="of:=ABS([.$B$2]-[.C13])" office:value-type="float" office:value="0.00134000000000001">
            <text:p>0.00134</text:p>
          </table:table-cell>
          <table:table-cell table:formula="of:=ABS([.$B$2]-[.D13])" office:value-type="float" office:value="0.022212222222">
            <text:p>0.0222122222</text:p>
          </table:table-cell>
          <table:table-cell table:formula="of:=ABS([.$B$2]-[.E13])" office:value-type="float" office:value="0.00344">
            <text:p>0.00344</text:p>
          </table:table-cell>
          <table:table-cell/>
          <table:table-cell office:value-type="float" office:value="120">
            <text:p>120</text:p>
          </table:table-cell>
          <table:table-cell table:formula="of:=AVERAGE([.F57:.F61])" office:value-type="float" office:value="0.547456">
            <text:p>0.547456</text:p>
          </table:table-cell>
          <table:table-cell table:formula="of:=AVERAGE([.G57:.G61])" office:value-type="float" office:value="0.5480455555558">
            <text:p>0.5480455556</text:p>
          </table:table-cell>
          <table:table-cell table:formula="of:=AVERAGE([.H57:.H61])" office:value-type="float" office:value="0.54679">
            <text:p>0.5467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26803">
            <text:p>0.26803</text:p>
          </table:table-cell>
          <table:table-cell office:value-type="float" office:value="0.19292">
            <text:p>0.19292</text:p>
          </table:table-cell>
          <table:table-cell office:value-type="float" office:value="0.277777777778">
            <text:p>0.2777777778</text:p>
          </table:table-cell>
          <table:table-cell office:value-type="float" office:value="0.26208">
            <text:p>0.26208</text:p>
          </table:table-cell>
          <table:table-cell table:formula="of:=ABS([.$B$2]-[.C14])" office:value-type="float" office:value="0.80707">
            <text:p>0.80707</text:p>
          </table:table-cell>
          <table:table-cell table:formula="of:=ABS([.$B$2]-[.D14])" office:value-type="float" office:value="0.722212222222">
            <text:p>0.7222122222</text:p>
          </table:table-cell>
          <table:table-cell table:formula="of:=ABS([.$B$2]-[.E14])" office:value-type="float" office:value="0.73791">
            <text:p>0.73791</text:p>
          </table:table-cell>
          <table:table-cell/>
          <table:table-cell office:value-type="float" office:value="130">
            <text:p>130</text:p>
          </table:table-cell>
          <table:table-cell table:formula="of:=AVERAGE([.F62:.F66])" office:value-type="float" office:value="0.545978">
            <text:p>0.545978</text:p>
          </table:table-cell>
          <table:table-cell table:formula="of:=AVERAGE([.G62:.G66])" office:value-type="float" office:value="0.5487079487178">
            <text:p>0.5487079487</text:p>
          </table:table-cell>
          <table:table-cell table:formula="of:=AVERAGE([.H62:.H66])" office:value-type="float" office:value="0.547078">
            <text:p>0.54707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00582">
            <text:p>0.00582</text:p>
          </table:table-cell>
          <table:table-cell office:value-type="float" office:value="0.00539">
            <text:p>0.00539</text:p>
          </table:table-cell>
          <table:table-cell office:value-type="float" office:value="0">
            <text:p>0</text:p>
          </table:table-cell>
          <table:table-cell office:value-type="float" office:value="0.00186">
            <text:p>0.00186</text:p>
          </table:table-cell>
          <table:table-cell table:formula="of:=ABS([.$B$2]-[.C15])" office:value-type="float" office:value="0.9946">
            <text:p>0.9946</text:p>
          </table:table-cell>
          <table:table-cell table:formula="of:=ABS([.$B$2]-[.D15])" office:value-type="float" office:value="0.99999">
            <text:p>0.99999</text:p>
          </table:table-cell>
          <table:table-cell table:formula="of:=ABS([.$B$2]-[.E15])" office:value-type="float" office:value="0.99813">
            <text:p>0.99813</text:p>
          </table:table-cell>
          <table:table-cell/>
          <table:table-cell office:value-type="float" office:value="140">
            <text:p>140</text:p>
          </table:table-cell>
          <table:table-cell table:formula="of:=AVERAGE([.F67:.F71])" office:value-type="float" office:value="0.547414">
            <text:p>0.547414</text:p>
          </table:table-cell>
          <table:table-cell table:formula="of:=AVERAGE([.G67:.G71])" office:value-type="float" office:value="0.5483233333332">
            <text:p>0.5483233333</text:p>
          </table:table-cell>
          <table:table-cell table:formula="of:=AVERAGE([.H67:.H71])" office:value-type="float" office:value="0.545078">
            <text:p>0.54507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00007">
            <text:p>0.00007</text:p>
          </table:table-cell>
          <table:table-cell table:number-columns-repeated="3" office:value-type="float" office:value="0">
            <text:p>0</text:p>
          </table:table-cell>
          <table:table-cell table:formula="of:=ABS([.$B$2]-[.C16])" office:value-type="float" office:value="0.99999">
            <text:p>0.99999</text:p>
          </table:table-cell>
          <table:table-cell table:formula="of:=ABS([.$B$2]-[.D16])" office:value-type="float" office:value="0.99999">
            <text:p>0.99999</text:p>
          </table:table-cell>
          <table:table-cell table:formula="of:=ABS([.$B$2]-[.E16])" office:value-type="float" office:value="0.99999">
            <text:p>0.99999</text:p>
          </table:table-cell>
          <table:table-cell/>
          <table:table-cell office:value-type="float" office:value="150">
            <text:p>150</text:p>
          </table:table-cell>
          <table:table-cell table:formula="of:=AVERAGE([.F72:.F76])" office:value-type="float" office:value="0.5474">
            <text:p>0.5474</text:p>
          </table:table-cell>
          <table:table-cell table:formula="of:=AVERAGE([.G72:.G76])" office:value-type="float" office:value="0.5477677777776">
            <text:p>0.5477677778</text:p>
          </table:table-cell>
          <table:table-cell table:formula="of:=AVERAGE([.H72:.H76])" office:value-type="float" office:value="0.545504">
            <text:p>0.545504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99999">
            <text:p>0.99999</text:p>
          </table:table-cell>
          <table:table-cell office:value-type="float" office:value="0.99997">
            <text:p>0.99997</text:p>
          </table:table-cell>
          <table:table-cell office:value-type="float" office:value="0.9875">
            <text:p>0.9875</text:p>
          </table:table-cell>
          <table:table-cell office:value-type="float" office:value="0.99995">
            <text:p>0.99995</text:p>
          </table:table-cell>
          <table:table-cell table:formula="of:=ABS([.$B$2]-[.C17])" office:value-type="float" office:value="0.000019999999999909">
            <text:p>0.00002</text:p>
          </table:table-cell>
          <table:table-cell table:formula="of:=ABS([.$B$2]-[.D17])" office:value-type="float" office:value="0.01249">
            <text:p>0.01249</text:p>
          </table:table-cell>
          <table:table-cell table:formula="of:=ABS([.$B$2]-[.E17])" office:value-type="float" office:value="0.000039999999999929">
            <text:p>0.00004</text:p>
          </table:table-cell>
          <table:table-cell/>
          <table:table-cell office:value-type="float" office:value="160">
            <text:p>160</text:p>
          </table:table-cell>
          <table:table-cell table:formula="of:=AVERAGE([.F77:.F81])" office:value-type="float" office:value="0.547142">
            <text:p>0.547142</text:p>
          </table:table-cell>
          <table:table-cell table:formula="of:=AVERAGE([.G77:.G81])" office:value-type="float" office:value="0.5472816666668">
            <text:p>0.5472816667</text:p>
          </table:table-cell>
          <table:table-cell table:formula="of:=AVERAGE([.H77:.H81])" office:value-type="float" office:value="0.54506">
            <text:p>0.54506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99873">
            <text:p>0.99873</text:p>
          </table:table-cell>
          <table:table-cell office:value-type="float" office:value="0.99831">
            <text:p>0.99831</text:p>
          </table:table-cell>
          <table:table-cell office:value-type="float" office:value="0.983333333333">
            <text:p>0.9833333333</text:p>
          </table:table-cell>
          <table:table-cell office:value-type="float" office:value="0.99661">
            <text:p>0.99661</text:p>
          </table:table-cell>
          <table:table-cell table:formula="of:=ABS([.$B$2]-[.C18])" office:value-type="float" office:value="0.00168000000000001">
            <text:p>0.00168</text:p>
          </table:table-cell>
          <table:table-cell table:formula="of:=ABS([.$B$2]-[.D18])" office:value-type="float" office:value="0.0166566666670001">
            <text:p>0.0166566667</text:p>
          </table:table-cell>
          <table:table-cell table:formula="of:=ABS([.$B$2]-[.E18])" office:value-type="float" office:value="0.00337999999999994">
            <text:p>0.00338</text:p>
          </table:table-cell>
          <table:table-cell/>
          <table:table-cell office:value-type="float" office:value="170">
            <text:p>170</text:p>
          </table:table-cell>
          <table:table-cell table:formula="of:=AVERAGE([.F82:.F86])" office:value-type="float" office:value="0.546788">
            <text:p>0.546788</text:p>
          </table:table-cell>
          <table:table-cell table:formula="of:=AVERAGE([.G82:.G86])" office:value-type="float" office:value="0.5480292156862">
            <text:p>0.5480292157</text:p>
          </table:table-cell>
          <table:table-cell table:formula="of:=AVERAGE([.H82:.H86])" office:value-type="float" office:value="0.54609">
            <text:p>0.54609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26803">
            <text:p>0.26803</text:p>
          </table:table-cell>
          <table:table-cell office:value-type="float" office:value="0.22156">
            <text:p>0.22156</text:p>
          </table:table-cell>
          <table:table-cell office:value-type="float" office:value="0.258333333333">
            <text:p>0.2583333333</text:p>
          </table:table-cell>
          <table:table-cell office:value-type="float" office:value="0.26648">
            <text:p>0.26648</text:p>
          </table:table-cell>
          <table:table-cell table:formula="of:=ABS([.$B$2]-[.C19])" office:value-type="float" office:value="0.77843">
            <text:p>0.77843</text:p>
          </table:table-cell>
          <table:table-cell table:formula="of:=ABS([.$B$2]-[.D19])" office:value-type="float" office:value="0.741656666667">
            <text:p>0.7416566667</text:p>
          </table:table-cell>
          <table:table-cell table:formula="of:=ABS([.$B$2]-[.E19])" office:value-type="float" office:value="0.73351">
            <text:p>0.73351</text:p>
          </table:table-cell>
          <table:table-cell/>
          <table:table-cell office:value-type="float" office:value="180">
            <text:p>180</text:p>
          </table:table-cell>
          <table:table-cell table:formula="of:=AVERAGE([.F87:.F91])" office:value-type="float" office:value="0.546788">
            <text:p>0.546788</text:p>
          </table:table-cell>
          <table:table-cell table:formula="of:=AVERAGE([.G87:.G91])" office:value-type="float" office:value="0.5475825925926">
            <text:p>0.5475825926</text:p>
          </table:table-cell>
          <table:table-cell table:formula="of:=AVERAGE([.H87:.H91])" office:value-type="float" office:value="0.54514">
            <text:p>0.54514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0582">
            <text:p>0.00582</text:p>
          </table:table-cell>
          <table:table-cell office:value-type="float" office:value="0.00403">
            <text:p>0.00403</text:p>
          </table:table-cell>
          <table:table-cell office:value-type="float" office:value="0">
            <text:p>0</text:p>
          </table:table-cell>
          <table:table-cell office:value-type="float" office:value="0.00312">
            <text:p>0.00312</text:p>
          </table:table-cell>
          <table:table-cell table:formula="of:=ABS([.$B$2]-[.C20])" office:value-type="float" office:value="0.99596">
            <text:p>0.99596</text:p>
          </table:table-cell>
          <table:table-cell table:formula="of:=ABS([.$B$2]-[.D20])" office:value-type="float" office:value="0.99999">
            <text:p>0.99999</text:p>
          </table:table-cell>
          <table:table-cell table:formula="of:=ABS([.$B$2]-[.E20])" office:value-type="float" office:value="0.99687">
            <text:p>0.99687</text:p>
          </table:table-cell>
          <table:table-cell/>
          <table:table-cell office:value-type="float" office:value="190">
            <text:p>190</text:p>
          </table:table-cell>
          <table:table-cell table:formula="of:=AVERAGE([.F92:.F96])" office:value-type="float" office:value="0.547082">
            <text:p>0.547082</text:p>
          </table:table-cell>
          <table:table-cell table:formula="of:=AVERAGE([.G92:.G96])" office:value-type="float" office:value="0.5471829824562">
            <text:p>0.5471829825</text:p>
          </table:table-cell>
          <table:table-cell table:formula="of:=AVERAGE([.H92:.H96])" office:value-type="float" office:value="0.544998">
            <text:p>0.544998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0007">
            <text:p>0.00007</text:p>
          </table:table-cell>
          <table:table-cell table:number-columns-repeated="3" office:value-type="float" office:value="0">
            <text:p>0</text:p>
          </table:table-cell>
          <table:table-cell table:formula="of:=ABS([.$B$2]-[.C21])" office:value-type="float" office:value="0.99999">
            <text:p>0.99999</text:p>
          </table:table-cell>
          <table:table-cell table:formula="of:=ABS([.$B$2]-[.D21])" office:value-type="float" office:value="0.99999">
            <text:p>0.99999</text:p>
          </table:table-cell>
          <table:table-cell table:formula="of:=ABS([.$B$2]-[.E21])" office:value-type="float" office:value="0.99999">
            <text:p>0.99999</text:p>
          </table:table-cell>
          <table:table-cell/>
          <table:table-cell office:value-type="float" office:value="200">
            <text:p>200</text:p>
          </table:table-cell>
          <table:table-cell table:formula="of:=AVERAGE([.F97:.F101])" office:value-type="float" office:value="0.547082">
            <text:p>0.547082</text:p>
          </table:table-cell>
          <table:table-cell table:formula="of:=AVERAGE([.G97:.G101])" office:value-type="float" office:value="0.5476566666666">
            <text:p>0.5476566667</text:p>
          </table:table-cell>
          <table:table-cell table:formula="of:=AVERAGE([.H97:.H101])" office:value-type="float" office:value="0.545542">
            <text:p>0.54554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99999">
            <text:p>0.99999</text:p>
          </table:table-cell>
          <table:table-cell office:value-type="float" office:value="0.99998">
            <text:p>0.99998</text:p>
          </table:table-cell>
          <table:table-cell office:value-type="float" office:value="0.99">
            <text:p>0.99</text:p>
          </table:table-cell>
          <table:table-cell office:value-type="float" office:value="0.99996">
            <text:p>0.99996</text:p>
          </table:table-cell>
          <table:table-cell table:formula="of:=ABS([.$B$2]-[.C22])" office:value-type="float" office:value="0.00000999999999995449">
            <text:p>0.00001</text:p>
          </table:table-cell>
          <table:table-cell table:formula="of:=ABS([.$B$2]-[.D22])" office:value-type="float" office:value="0.00999000000000005">
            <text:p>0.00999</text:p>
          </table:table-cell>
          <table:table-cell table:formula="of:=ABS([.$B$2]-[.E22])" office:value-type="float" office:value="0.0000299999999999745">
            <text:p>0.0000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99873">
            <text:p>0.99873</text:p>
          </table:table-cell>
          <table:table-cell office:value-type="float" office:value="0.99802">
            <text:p>0.99802</text:p>
          </table:table-cell>
          <table:table-cell office:value-type="float" office:value="0.986666666667">
            <text:p>0.9866666667</text:p>
          </table:table-cell>
          <table:table-cell office:value-type="float" office:value="0.99671">
            <text:p>0.99671</text:p>
          </table:table-cell>
          <table:table-cell table:formula="of:=ABS([.$B$2]-[.C23])" office:value-type="float" office:value="0.00196999999999992">
            <text:p>0.00197</text:p>
          </table:table-cell>
          <table:table-cell table:formula="of:=ABS([.$B$2]-[.D23])" office:value-type="float" office:value="0.0133233333330001">
            <text:p>0.0133233333</text:p>
          </table:table-cell>
          <table:table-cell table:formula="of:=ABS([.$B$2]-[.E23])" office:value-type="float" office:value="0.00327999999999995">
            <text:p>0.00328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26803">
            <text:p>0.26803</text:p>
          </table:table-cell>
          <table:table-cell office:value-type="float" office:value="0.22445">
            <text:p>0.22445</text:p>
          </table:table-cell>
          <table:table-cell office:value-type="float" office:value="0.266666666667">
            <text:p>0.2666666667</text:p>
          </table:table-cell>
          <table:table-cell office:value-type="float" office:value="0.25229">
            <text:p>0.25229</text:p>
          </table:table-cell>
          <table:table-cell table:formula="of:=ABS([.$B$2]-[.C24])" office:value-type="float" office:value="0.77554">
            <text:p>0.77554</text:p>
          </table:table-cell>
          <table:table-cell table:formula="of:=ABS([.$B$2]-[.D24])" office:value-type="float" office:value="0.733323333333">
            <text:p>0.7333233333</text:p>
          </table:table-cell>
          <table:table-cell table:formula="of:=ABS([.$B$2]-[.E24])" office:value-type="float" office:value="0.7477">
            <text:p>0.7477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0582">
            <text:p>0.00582</text:p>
          </table:table-cell>
          <table:table-cell office:value-type="float" office:value="0.00446">
            <text:p>0.00446</text:p>
          </table:table-cell>
          <table:table-cell office:value-type="float" office:value="0">
            <text:p>0</text:p>
          </table:table-cell>
          <table:table-cell office:value-type="float" office:value="0.00446">
            <text:p>0.00446</text:p>
          </table:table-cell>
          <table:table-cell table:formula="of:=ABS([.$B$2]-[.C25])" office:value-type="float" office:value="0.99553">
            <text:p>0.99553</text:p>
          </table:table-cell>
          <table:table-cell table:formula="of:=ABS([.$B$2]-[.D25])" office:value-type="float" office:value="0.99999">
            <text:p>0.99999</text:p>
          </table:table-cell>
          <table:table-cell table:formula="of:=ABS([.$B$2]-[.E25])" office:value-type="float" office:value="0.99553">
            <text:p>0.9955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0.00007">
            <text:p>0.00007</text:p>
          </table:table-cell>
          <table:table-cell table:number-columns-repeated="2" office:value-type="float" office:value="0">
            <text:p>0</text:p>
          </table:table-cell>
          <table:table-cell table:formula="of:=ABS([.$B$2]-[.C26])" office:value-type="float" office:value="0.99992">
            <text:p>0.99992</text:p>
          </table:table-cell>
          <table:table-cell table:formula="of:=ABS([.$B$2]-[.D26])" office:value-type="float" office:value="0.99999">
            <text:p>0.99999</text:p>
          </table:table-cell>
          <table:table-cell table:formula="of:=ABS([.$B$2]-[.E26])" office:value-type="float" office:value="0.99999">
            <text:p>0.99999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99999">
            <text:p>0.99999</text:p>
          </table:table-cell>
          <table:table-cell office:value-type="float" office:value="0.99998">
            <text:p>0.99998</text:p>
          </table:table-cell>
          <table:table-cell office:value-type="float" office:value="0.991666666667">
            <text:p>0.9916666667</text:p>
          </table:table-cell>
          <table:table-cell office:value-type="float" office:value="0.99997">
            <text:p>0.99997</text:p>
          </table:table-cell>
          <table:table-cell table:formula="of:=ABS([.$B$2]-[.C27])" office:value-type="float" office:value="0.00000999999999995449">
            <text:p>0.00001</text:p>
          </table:table-cell>
          <table:table-cell table:formula="of:=ABS([.$B$2]-[.D27])" office:value-type="float" office:value="0.00832333333300006">
            <text:p>0.0083233333</text:p>
          </table:table-cell>
          <table:table-cell table:formula="of:=ABS([.$B$2]-[.E27])" office:value-type="float" office:value="0.000019999999999909">
            <text:p>0.00002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table:number-columns-repeated="2" office:value-type="float" office:value="0.99873">
            <text:p>0.99873</text:p>
          </table:table-cell>
          <table:table-cell office:value-type="float" office:value="0.988888888889">
            <text:p>0.9888888889</text:p>
          </table:table-cell>
          <table:table-cell office:value-type="float" office:value="0.99865">
            <text:p>0.99865</text:p>
          </table:table-cell>
          <table:table-cell table:formula="of:=ABS([.$B$2]-[.C28])" office:value-type="float" office:value="0.00125999999999993">
            <text:p>0.00126</text:p>
          </table:table-cell>
          <table:table-cell table:formula="of:=ABS([.$B$2]-[.D28])" office:value-type="float" office:value="0.0111011111110001">
            <text:p>0.0111011111</text:p>
          </table:table-cell>
          <table:table-cell table:formula="of:=ABS([.$B$2]-[.E28])" office:value-type="float" office:value="0.00134000000000001">
            <text:p>0.00134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26803">
            <text:p>0.26803</text:p>
          </table:table-cell>
          <table:table-cell office:value-type="float" office:value="0.26208">
            <text:p>0.26208</text:p>
          </table:table-cell>
          <table:table-cell office:value-type="float" office:value="0.272222222222">
            <text:p>0.2722222222</text:p>
          </table:table-cell>
          <table:table-cell office:value-type="float" office:value="0.25725">
            <text:p>0.25725</text:p>
          </table:table-cell>
          <table:table-cell table:formula="of:=ABS([.$B$2]-[.C29])" office:value-type="float" office:value="0.73791">
            <text:p>0.73791</text:p>
          </table:table-cell>
          <table:table-cell table:formula="of:=ABS([.$B$2]-[.D29])" office:value-type="float" office:value="0.727767777778">
            <text:p>0.7277677778</text:p>
          </table:table-cell>
          <table:table-cell table:formula="of:=ABS([.$B$2]-[.E29])" office:value-type="float" office:value="0.74274">
            <text:p>0.74274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00582">
            <text:p>0.00582</text:p>
          </table:table-cell>
          <table:table-cell office:value-type="float" office:value="0.00521">
            <text:p>0.00521</text:p>
          </table:table-cell>
          <table:table-cell office:value-type="float" office:value="0">
            <text:p>0</text:p>
          </table:table-cell>
          <table:table-cell office:value-type="float" office:value="0.00539">
            <text:p>0.00539</text:p>
          </table:table-cell>
          <table:table-cell table:formula="of:=ABS([.$B$2]-[.C30])" office:value-type="float" office:value="0.99478">
            <text:p>0.99478</text:p>
          </table:table-cell>
          <table:table-cell table:formula="of:=ABS([.$B$2]-[.D30])" office:value-type="float" office:value="0.99999">
            <text:p>0.99999</text:p>
          </table:table-cell>
          <table:table-cell table:formula="of:=ABS([.$B$2]-[.E30])" office:value-type="float" office:value="0.9946">
            <text:p>0.9946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00007">
            <text:p>0.00007</text:p>
          </table:table-cell>
          <table:table-cell table:number-columns-repeated="3" office:value-type="float" office:value="0">
            <text:p>0</text:p>
          </table:table-cell>
          <table:table-cell table:formula="of:=ABS([.$B$2]-[.C31])" office:value-type="float" office:value="0.99999">
            <text:p>0.99999</text:p>
          </table:table-cell>
          <table:table-cell table:formula="of:=ABS([.$B$2]-[.D31])" office:value-type="float" office:value="0.99999">
            <text:p>0.99999</text:p>
          </table:table-cell>
          <table:table-cell table:formula="of:=ABS([.$B$2]-[.E31])" office:value-type="float" office:value="0.99999">
            <text:p>0.99999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99999">
            <text:p>0.99999</text:p>
          </table:table-cell>
          <table:table-cell office:value-type="float" office:value="0.99998">
            <text:p>0.99998</text:p>
          </table:table-cell>
          <table:table-cell office:value-type="float" office:value="0.992857142857">
            <text:p>0.9928571429</text:p>
          </table:table-cell>
          <table:table-cell office:value-type="float" office:value="0.99997">
            <text:p>0.99997</text:p>
          </table:table-cell>
          <table:table-cell table:formula="of:=ABS([.$B$2]-[.C32])" office:value-type="float" office:value="0.00000999999999995449">
            <text:p>0.00001</text:p>
          </table:table-cell>
          <table:table-cell table:formula="of:=ABS([.$B$2]-[.D32])" office:value-type="float" office:value="0.00713285714300005">
            <text:p>0.0071328571</text:p>
          </table:table-cell>
          <table:table-cell table:formula="of:=ABS([.$B$2]-[.E32])" office:value-type="float" office:value="0.000019999999999909">
            <text:p>0.00002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99873">
            <text:p>0.99873</text:p>
          </table:table-cell>
          <table:table-cell office:value-type="float" office:value="0.99862">
            <text:p>0.99862</text:p>
          </table:table-cell>
          <table:table-cell office:value-type="float" office:value="0.990476190476">
            <text:p>0.9904761905</text:p>
          </table:table-cell>
          <table:table-cell office:value-type="float" office:value="0.99845">
            <text:p>0.99845</text:p>
          </table:table-cell>
          <table:table-cell table:formula="of:=ABS([.$B$2]-[.C33])" office:value-type="float" office:value="0.00136999999999998">
            <text:p>0.00137</text:p>
          </table:table-cell>
          <table:table-cell table:formula="of:=ABS([.$B$2]-[.D33])" office:value-type="float" office:value="0.00951380952400005">
            <text:p>0.0095138095</text:p>
          </table:table-cell>
          <table:table-cell table:formula="of:=ABS([.$B$2]-[.E33])" office:value-type="float" office:value="0.00153999999999999">
            <text:p>0.00154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26803">
            <text:p>0.26803</text:p>
          </table:table-cell>
          <table:table-cell office:value-type="float" office:value="0.24144">
            <text:p>0.24144</text:p>
          </table:table-cell>
          <table:table-cell office:value-type="float" office:value="0.261904761905">
            <text:p>0.2619047619</text:p>
          </table:table-cell>
          <table:table-cell office:value-type="float" office:value="0.26535">
            <text:p>0.26535</text:p>
          </table:table-cell>
          <table:table-cell table:formula="of:=ABS([.$B$2]-[.C34])" office:value-type="float" office:value="0.75855">
            <text:p>0.75855</text:p>
          </table:table-cell>
          <table:table-cell table:formula="of:=ABS([.$B$2]-[.D34])" office:value-type="float" office:value="0.738085238095">
            <text:p>0.7380852381</text:p>
          </table:table-cell>
          <table:table-cell table:formula="of:=ABS([.$B$2]-[.E34])" office:value-type="float" office:value="0.73464">
            <text:p>0.73464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00582">
            <text:p>0.00582</text:p>
          </table:table-cell>
          <table:table-cell office:value-type="float" office:value="0.00498">
            <text:p>0.00498</text:p>
          </table:table-cell>
          <table:table-cell office:value-type="float" office:value="0">
            <text:p>0</text:p>
          </table:table-cell>
          <table:table-cell office:value-type="float" office:value="0.00314">
            <text:p>0.00314</text:p>
          </table:table-cell>
          <table:table-cell table:formula="of:=ABS([.$B$2]-[.C35])" office:value-type="float" office:value="0.99501">
            <text:p>0.99501</text:p>
          </table:table-cell>
          <table:table-cell table:formula="of:=ABS([.$B$2]-[.D35])" office:value-type="float" office:value="0.99999">
            <text:p>0.99999</text:p>
          </table:table-cell>
          <table:table-cell table:formula="of:=ABS([.$B$2]-[.E35])" office:value-type="float" office:value="0.99685">
            <text:p>0.99685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00007">
            <text:p>0.00007</text:p>
          </table:table-cell>
          <table:table-cell table:number-columns-repeated="3" office:value-type="float" office:value="0">
            <text:p>0</text:p>
          </table:table-cell>
          <table:table-cell table:formula="of:=ABS([.$B$2]-[.C36])" office:value-type="float" office:value="0.99999">
            <text:p>0.99999</text:p>
          </table:table-cell>
          <table:table-cell table:formula="of:=ABS([.$B$2]-[.D36])" office:value-type="float" office:value="0.99999">
            <text:p>0.99999</text:p>
          </table:table-cell>
          <table:table-cell table:formula="of:=ABS([.$B$2]-[.E36])" office:value-type="float" office:value="0.99999">
            <text:p>0.99999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99999">
            <text:p>0.99999</text:p>
          </table:table-cell>
          <table:table-cell office:value-type="float" office:value="0.99998">
            <text:p>0.99998</text:p>
          </table:table-cell>
          <table:table-cell office:value-type="float" office:value="0.99375">
            <text:p>0.99375</text:p>
          </table:table-cell>
          <table:table-cell office:value-type="float" office:value="0.99997">
            <text:p>0.99997</text:p>
          </table:table-cell>
          <table:table-cell table:formula="of:=ABS([.$B$2]-[.C37])" office:value-type="float" office:value="0.00000999999999995449">
            <text:p>0.00001</text:p>
          </table:table-cell>
          <table:table-cell table:formula="of:=ABS([.$B$2]-[.D37])" office:value-type="float" office:value="0.00623999999999991">
            <text:p>0.00624</text:p>
          </table:table-cell>
          <table:table-cell table:formula="of:=ABS([.$B$2]-[.E37])" office:value-type="float" office:value="0.000019999999999909">
            <text:p>0.00002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99873">
            <text:p>0.99873</text:p>
          </table:table-cell>
          <table:table-cell office:value-type="float" office:value="0.99852">
            <text:p>0.99852</text:p>
          </table:table-cell>
          <table:table-cell office:value-type="float" office:value="0.991666666667">
            <text:p>0.9916666667</text:p>
          </table:table-cell>
          <table:table-cell office:value-type="float" office:value="0.99831">
            <text:p>0.99831</text:p>
          </table:table-cell>
          <table:table-cell table:formula="of:=ABS([.$B$2]-[.C38])" office:value-type="float" office:value="0.00146999999999997">
            <text:p>0.00147</text:p>
          </table:table-cell>
          <table:table-cell table:formula="of:=ABS([.$B$2]-[.D38])" office:value-type="float" office:value="0.00832333333300006">
            <text:p>0.0083233333</text:p>
          </table:table-cell>
          <table:table-cell table:formula="of:=ABS([.$B$2]-[.E38])" office:value-type="float" office:value="0.00168000000000001">
            <text:p>0.00168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26803">
            <text:p>0.26803</text:p>
          </table:table-cell>
          <table:table-cell office:value-type="float" office:value="0.26054">
            <text:p>0.26054</text:p>
          </table:table-cell>
          <table:table-cell office:value-type="float" office:value="0.266666666667">
            <text:p>0.2666666667</text:p>
          </table:table-cell>
          <table:table-cell office:value-type="float" office:value="0.27127">
            <text:p>0.27127</text:p>
          </table:table-cell>
          <table:table-cell table:formula="of:=ABS([.$B$2]-[.C39])" office:value-type="float" office:value="0.73945">
            <text:p>0.73945</text:p>
          </table:table-cell>
          <table:table-cell table:formula="of:=ABS([.$B$2]-[.D39])" office:value-type="float" office:value="0.733323333333">
            <text:p>0.7333233333</text:p>
          </table:table-cell>
          <table:table-cell table:formula="of:=ABS([.$B$2]-[.E39])" office:value-type="float" office:value="0.72872">
            <text:p>0.72872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00582">
            <text:p>0.00582</text:p>
          </table:table-cell>
          <table:table-cell office:value-type="float" office:value="0.00498">
            <text:p>0.00498</text:p>
          </table:table-cell>
          <table:table-cell office:value-type="float" office:value="0">
            <text:p>0</text:p>
          </table:table-cell>
          <table:table-cell office:value-type="float" office:value="0.00403">
            <text:p>0.00403</text:p>
          </table:table-cell>
          <table:table-cell table:formula="of:=ABS([.$B$2]-[.C40])" office:value-type="float" office:value="0.99501">
            <text:p>0.99501</text:p>
          </table:table-cell>
          <table:table-cell table:formula="of:=ABS([.$B$2]-[.D40])" office:value-type="float" office:value="0.99999">
            <text:p>0.99999</text:p>
          </table:table-cell>
          <table:table-cell table:formula="of:=ABS([.$B$2]-[.E40])" office:value-type="float" office:value="0.99596">
            <text:p>0.99596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00007">
            <text:p>0.00007</text:p>
          </table:table-cell>
          <table:table-cell table:number-columns-repeated="3" office:value-type="float" office:value="0">
            <text:p>0</text:p>
          </table:table-cell>
          <table:table-cell table:formula="of:=ABS([.$B$2]-[.C41])" office:value-type="float" office:value="0.99999">
            <text:p>0.99999</text:p>
          </table:table-cell>
          <table:table-cell table:formula="of:=ABS([.$B$2]-[.D41])" office:value-type="float" office:value="0.99999">
            <text:p>0.99999</text:p>
          </table:table-cell>
          <table:table-cell table:formula="of:=ABS([.$B$2]-[.E41])" office:value-type="float" office:value="0.99999">
            <text:p>0.99999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99999">
            <text:p>0.99999</text:p>
          </table:table-cell>
          <table:table-cell office:value-type="float" office:value="0.99998">
            <text:p>0.99998</text:p>
          </table:table-cell>
          <table:table-cell office:value-type="float" office:value="0.994444444444">
            <text:p>0.9944444444</text:p>
          </table:table-cell>
          <table:table-cell office:value-type="float" office:value="0.99998">
            <text:p>0.99998</text:p>
          </table:table-cell>
          <table:table-cell table:formula="of:=ABS([.$B$2]-[.C42])" office:value-type="float" office:value="0.00000999999999995449">
            <text:p>0.00001</text:p>
          </table:table-cell>
          <table:table-cell table:formula="of:=ABS([.$B$2]-[.D42])" office:value-type="float" office:value="0.00554555555600011">
            <text:p>0.0055455556</text:p>
          </table:table-cell>
          <table:table-cell table:formula="of:=ABS([.$B$2]-[.E42])" office:value-type="float" office:value="0.00000999999999995449">
            <text:p>0.00001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table:number-columns-repeated="2" office:value-type="float" office:value="0.99873">
            <text:p>0.99873</text:p>
          </table:table-cell>
          <table:table-cell office:value-type="float" office:value="0.992592592593">
            <text:p>0.9925925926</text:p>
          </table:table-cell>
          <table:table-cell office:value-type="float" office:value="0.99803">
            <text:p>0.99803</text:p>
          </table:table-cell>
          <table:table-cell table:formula="of:=ABS([.$B$2]-[.C43])" office:value-type="float" office:value="0.00125999999999993">
            <text:p>0.00126</text:p>
          </table:table-cell>
          <table:table-cell table:formula="of:=ABS([.$B$2]-[.D43])" office:value-type="float" office:value="0.00739740740700001">
            <text:p>0.0073974074</text:p>
          </table:table-cell>
          <table:table-cell table:formula="of:=ABS([.$B$2]-[.E43])" office:value-type="float" office:value="0.00195999999999996">
            <text:p>0.00196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26803">
            <text:p>0.26803</text:p>
          </table:table-cell>
          <table:table-cell office:value-type="float" office:value="0.2476">
            <text:p>0.2476</text:p>
          </table:table-cell>
          <table:table-cell office:value-type="float" office:value="0.27037037037">
            <text:p>0.2703703704</text:p>
          </table:table-cell>
          <table:table-cell office:value-type="float" office:value="0.26208">
            <text:p>0.26208</text:p>
          </table:table-cell>
          <table:table-cell table:formula="of:=ABS([.$B$2]-[.C44])" office:value-type="float" office:value="0.75239">
            <text:p>0.75239</text:p>
          </table:table-cell>
          <table:table-cell table:formula="of:=ABS([.$B$2]-[.D44])" office:value-type="float" office:value="0.72961962963">
            <text:p>0.7296196296</text:p>
          </table:table-cell>
          <table:table-cell table:formula="of:=ABS([.$B$2]-[.E44])" office:value-type="float" office:value="0.73791">
            <text:p>0.73791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00582">
            <text:p>0.00582</text:p>
          </table:table-cell>
          <table:table-cell office:value-type="float" office:value="0.00446">
            <text:p>0.00446</text:p>
          </table:table-cell>
          <table:table-cell office:value-type="float" office:value="0">
            <text:p>0</text:p>
          </table:table-cell>
          <table:table-cell office:value-type="float" office:value="0.00333">
            <text:p>0.00333</text:p>
          </table:table-cell>
          <table:table-cell table:formula="of:=ABS([.$B$2]-[.C45])" office:value-type="float" office:value="0.99553">
            <text:p>0.99553</text:p>
          </table:table-cell>
          <table:table-cell table:formula="of:=ABS([.$B$2]-[.D45])" office:value-type="float" office:value="0.99999">
            <text:p>0.99999</text:p>
          </table:table-cell>
          <table:table-cell table:formula="of:=ABS([.$B$2]-[.E45])" office:value-type="float" office:value="0.99666">
            <text:p>0.99666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00007">
            <text:p>0.0000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">
            <text:p>0.00005</text:p>
          </table:table-cell>
          <table:table-cell table:formula="of:=ABS([.$B$2]-[.C46])" office:value-type="float" office:value="0.99999">
            <text:p>0.99999</text:p>
          </table:table-cell>
          <table:table-cell table:formula="of:=ABS([.$B$2]-[.D46])" office:value-type="float" office:value="0.99999">
            <text:p>0.99999</text:p>
          </table:table-cell>
          <table:table-cell table:formula="of:=ABS([.$B$2]-[.E46])" office:value-type="float" office:value="0.99994">
            <text:p>0.99994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99999">
            <text:p>0.99999</text:p>
          </table:table-cell>
          <table:table-cell office:value-type="float" office:value="0.99998">
            <text:p>0.99998</text:p>
          </table:table-cell>
          <table:table-cell office:value-type="float" office:value="0.995">
            <text:p>0.995</text:p>
          </table:table-cell>
          <table:table-cell office:value-type="float" office:value="0.99998">
            <text:p>0.99998</text:p>
          </table:table-cell>
          <table:table-cell table:formula="of:=ABS([.$B$2]-[.C47])" office:value-type="float" office:value="0.00000999999999995449">
            <text:p>0.00001</text:p>
          </table:table-cell>
          <table:table-cell table:formula="of:=ABS([.$B$2]-[.D47])" office:value-type="float" office:value="0.00499000000000005">
            <text:p>0.00499</text:p>
          </table:table-cell>
          <table:table-cell table:formula="of:=ABS([.$B$2]-[.E47])" office:value-type="float" office:value="0.00000999999999995449">
            <text:p>0.00001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99873">
            <text:p>0.99873</text:p>
          </table:table-cell>
          <table:table-cell office:value-type="float" office:value="0.9987">
            <text:p>0.9987</text:p>
          </table:table-cell>
          <table:table-cell office:value-type="float" office:value="0.993333333333">
            <text:p>0.9933333333</text:p>
          </table:table-cell>
          <table:table-cell office:value-type="float" office:value="0.99802">
            <text:p>0.99802</text:p>
          </table:table-cell>
          <table:table-cell table:formula="of:=ABS([.$B$2]-[.C48])" office:value-type="float" office:value="0.00129000000000001">
            <text:p>0.00129</text:p>
          </table:table-cell>
          <table:table-cell table:formula="of:=ABS([.$B$2]-[.D48])" office:value-type="float" office:value="0.00665666666700004">
            <text:p>0.0066566667</text:p>
          </table:table-cell>
          <table:table-cell table:formula="of:=ABS([.$B$2]-[.E48])" office:value-type="float" office:value="0.00196999999999992">
            <text:p>0.00197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26803">
            <text:p>0.26803</text:p>
          </table:table-cell>
          <table:table-cell office:value-type="float" office:value="0.2476">
            <text:p>0.2476</text:p>
          </table:table-cell>
          <table:table-cell office:value-type="float" office:value="0.265">
            <text:p>0.265</text:p>
          </table:table-cell>
          <table:table-cell office:value-type="float" office:value="0.26516">
            <text:p>0.26516</text:p>
          </table:table-cell>
          <table:table-cell table:formula="of:=ABS([.$B$2]-[.C49])" office:value-type="float" office:value="0.75239">
            <text:p>0.75239</text:p>
          </table:table-cell>
          <table:table-cell table:formula="of:=ABS([.$B$2]-[.D49])" office:value-type="float" office:value="0.73499">
            <text:p>0.73499</text:p>
          </table:table-cell>
          <table:table-cell table:formula="of:=ABS([.$B$2]-[.E49])" office:value-type="float" office:value="0.73483">
            <text:p>0.73483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582">
            <text:p>0.00582</text:p>
          </table:table-cell>
          <table:table-cell office:value-type="float" office:value="0.00531">
            <text:p>0.00531</text:p>
          </table:table-cell>
          <table:table-cell office:value-type="float" office:value="0">
            <text:p>0</text:p>
          </table:table-cell>
          <table:table-cell office:value-type="float" office:value="0.00446">
            <text:p>0.00446</text:p>
          </table:table-cell>
          <table:table-cell table:formula="of:=ABS([.$B$2]-[.C50])" office:value-type="float" office:value="0.99468">
            <text:p>0.99468</text:p>
          </table:table-cell>
          <table:table-cell table:formula="of:=ABS([.$B$2]-[.D50])" office:value-type="float" office:value="0.99999">
            <text:p>0.99999</text:p>
          </table:table-cell>
          <table:table-cell table:formula="of:=ABS([.$B$2]-[.E50])" office:value-type="float" office:value="0.99553">
            <text:p>0.99553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7">
            <text:p>0.0000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7">
            <text:p>0.00007</text:p>
          </table:table-cell>
          <table:table-cell table:formula="of:=ABS([.$B$2]-[.C51])" office:value-type="float" office:value="0.99999">
            <text:p>0.99999</text:p>
          </table:table-cell>
          <table:table-cell table:formula="of:=ABS([.$B$2]-[.D51])" office:value-type="float" office:value="0.99999">
            <text:p>0.99999</text:p>
          </table:table-cell>
          <table:table-cell table:formula="of:=ABS([.$B$2]-[.E51])" office:value-type="float" office:value="0.99992">
            <text:p>0.99992</text:p>
          </table:table-cell>
          <table:table-cell table:number-columns-repeated="5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0.99999">
            <text:p>0.99999</text:p>
          </table:table-cell>
          <table:table-cell office:value-type="float" office:value="0.99998">
            <text:p>0.99998</text:p>
          </table:table-cell>
          <table:table-cell office:value-type="float" office:value="0.995454545455">
            <text:p>0.9954545455</text:p>
          </table:table-cell>
          <table:table-cell office:value-type="float" office:value="0.99998">
            <text:p>0.99998</text:p>
          </table:table-cell>
          <table:table-cell table:formula="of:=ABS([.$B$2]-[.C52])" office:value-type="float" office:value="0.00000999999999995449">
            <text:p>0.00001</text:p>
          </table:table-cell>
          <table:table-cell table:formula="of:=ABS([.$B$2]-[.D52])" office:value-type="float" office:value="0.00453545454500004">
            <text:p>0.0045354545</text:p>
          </table:table-cell>
          <table:table-cell table:formula="of:=ABS([.$B$2]-[.E52])" office:value-type="float" office:value="0.00000999999999995449">
            <text:p>0.00001</text:p>
          </table:table-cell>
          <table:table-cell table:number-columns-repeated="5"/>
        </table:table-row>
        <table:table-row table:style-name="ro2">
          <table:table-cell office:value-type="float" office:value="110">
            <text:p>110</text:p>
          </table:table-cell>
          <table:table-cell table:number-columns-repeated="2" office:value-type="float" office:value="0.99873">
            <text:p>0.99873</text:p>
          </table:table-cell>
          <table:table-cell office:value-type="float" office:value="0.993939393939">
            <text:p>0.9939393939</text:p>
          </table:table-cell>
          <table:table-cell office:value-type="float" office:value="0.99873">
            <text:p>0.99873</text:p>
          </table:table-cell>
          <table:table-cell table:formula="of:=ABS([.$B$2]-[.C53])" office:value-type="float" office:value="0.00125999999999993">
            <text:p>0.00126</text:p>
          </table:table-cell>
          <table:table-cell table:formula="of:=ABS([.$B$2]-[.D53])" office:value-type="float" office:value="0.00605060606100005">
            <text:p>0.0060506061</text:p>
          </table:table-cell>
          <table:table-cell table:formula="of:=ABS([.$B$2]-[.E53])" office:value-type="float" office:value="0.00125999999999993">
            <text:p>0.00126</text:p>
          </table:table-cell>
          <table:table-cell table:number-columns-repeated="5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0.26803">
            <text:p>0.26803</text:p>
          </table:table-cell>
          <table:table-cell office:value-type="float" office:value="0.25241">
            <text:p>0.25241</text:p>
          </table:table-cell>
          <table:table-cell office:value-type="float" office:value="0.266666666667">
            <text:p>0.2666666667</text:p>
          </table:table-cell>
          <table:table-cell office:value-type="float" office:value="0.26659">
            <text:p>0.26659</text:p>
          </table:table-cell>
          <table:table-cell table:formula="of:=ABS([.$B$2]-[.C54])" office:value-type="float" office:value="0.74758">
            <text:p>0.74758</text:p>
          </table:table-cell>
          <table:table-cell table:formula="of:=ABS([.$B$2]-[.D54])" office:value-type="float" office:value="0.733323333333">
            <text:p>0.7333233333</text:p>
          </table:table-cell>
          <table:table-cell table:formula="of:=ABS([.$B$2]-[.E54])" office:value-type="float" office:value="0.7334">
            <text:p>0.7334</text:p>
          </table:table-cell>
          <table:table-cell table:number-columns-repeated="5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0.00582">
            <text:p>0.00582</text:p>
          </table:table-cell>
          <table:table-cell office:value-type="float" office:value="0.00498">
            <text:p>0.00498</text:p>
          </table:table-cell>
          <table:table-cell office:value-type="float" office:value="0">
            <text:p>0</text:p>
          </table:table-cell>
          <table:table-cell office:value-type="float" office:value="0.00498">
            <text:p>0.00498</text:p>
          </table:table-cell>
          <table:table-cell table:formula="of:=ABS([.$B$2]-[.C55])" office:value-type="float" office:value="0.99501">
            <text:p>0.99501</text:p>
          </table:table-cell>
          <table:table-cell table:formula="of:=ABS([.$B$2]-[.D55])" office:value-type="float" office:value="0.99999">
            <text:p>0.99999</text:p>
          </table:table-cell>
          <table:table-cell table:formula="of:=ABS([.$B$2]-[.E55])" office:value-type="float" office:value="0.99501">
            <text:p>0.99501</text:p>
          </table:table-cell>
          <table:table-cell table:number-columns-repeated="5"/>
        </table:table-row>
        <table:table-row table:style-name="ro2">
          <table:table-cell office:value-type="float" office:value="110">
            <text:p>110</text:p>
          </table:table-cell>
          <table:table-cell table:number-columns-repeated="2" office:value-type="float" office:value="0.00007">
            <text:p>0.00007</text:p>
          </table:table-cell>
          <table:table-cell office:value-type="float" office:value="0">
            <text:p>0</text:p>
          </table:table-cell>
          <table:table-cell office:value-type="float" office:value="0.00007">
            <text:p>0.00007</text:p>
          </table:table-cell>
          <table:table-cell table:formula="of:=ABS([.$B$2]-[.C56])" office:value-type="float" office:value="0.99992">
            <text:p>0.99992</text:p>
          </table:table-cell>
          <table:table-cell table:formula="of:=ABS([.$B$2]-[.D56])" office:value-type="float" office:value="0.99999">
            <text:p>0.99999</text:p>
          </table:table-cell>
          <table:table-cell table:formula="of:=ABS([.$B$2]-[.E56])" office:value-type="float" office:value="0.99992">
            <text:p>0.99992</text:p>
          </table:table-cell>
          <table:table-cell table:number-columns-repeated="5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99999">
            <text:p>0.99999</text:p>
          </table:table-cell>
          <table:table-cell office:value-type="float" office:value="0.99998">
            <text:p>0.99998</text:p>
          </table:table-cell>
          <table:table-cell office:value-type="float" office:value="0.995833333333">
            <text:p>0.9958333333</text:p>
          </table:table-cell>
          <table:table-cell office:value-type="float" office:value="0.99998">
            <text:p>0.99998</text:p>
          </table:table-cell>
          <table:table-cell table:formula="of:=ABS([.$B$2]-[.C57])" office:value-type="float" office:value="0.00000999999999995449">
            <text:p>0.00001</text:p>
          </table:table-cell>
          <table:table-cell table:formula="of:=ABS([.$B$2]-[.D57])" office:value-type="float" office:value="0.0041566666670001">
            <text:p>0.0041566667</text:p>
          </table:table-cell>
          <table:table-cell table:formula="of:=ABS([.$B$2]-[.E57])" office:value-type="float" office:value="0.00000999999999995449">
            <text:p>0.00001</text:p>
          </table:table-cell>
          <table:table-cell table:number-columns-repeated="5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99873">
            <text:p>0.99873</text:p>
          </table:table-cell>
          <table:table-cell office:value-type="float" office:value="0.99869">
            <text:p>0.99869</text:p>
          </table:table-cell>
          <table:table-cell office:value-type="float" office:value="0.994444444444">
            <text:p>0.9944444444</text:p>
          </table:table-cell>
          <table:table-cell office:value-type="float" office:value="0.99873">
            <text:p>0.99873</text:p>
          </table:table-cell>
          <table:table-cell table:formula="of:=ABS([.$B$2]-[.C58])" office:value-type="float" office:value="0.00129999999999997">
            <text:p>0.0013</text:p>
          </table:table-cell>
          <table:table-cell table:formula="of:=ABS([.$B$2]-[.D58])" office:value-type="float" office:value="0.00554555555600011">
            <text:p>0.0055455556</text:p>
          </table:table-cell>
          <table:table-cell table:formula="of:=ABS([.$B$2]-[.E58])" office:value-type="float" office:value="0.00125999999999993">
            <text:p>0.00126</text:p>
          </table:table-cell>
          <table:table-cell table:number-columns-repeated="5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26803">
            <text:p>0.26803</text:p>
          </table:table-cell>
          <table:table-cell office:value-type="float" office:value="0.25886">
            <text:p>0.25886</text:p>
          </table:table-cell>
          <table:table-cell office:value-type="float" office:value="0.269444444444">
            <text:p>0.2694444444</text:p>
          </table:table-cell>
          <table:table-cell office:value-type="float" office:value="0.26208">
            <text:p>0.26208</text:p>
          </table:table-cell>
          <table:table-cell table:formula="of:=ABS([.$B$2]-[.C59])" office:value-type="float" office:value="0.74113">
            <text:p>0.74113</text:p>
          </table:table-cell>
          <table:table-cell table:formula="of:=ABS([.$B$2]-[.D59])" office:value-type="float" office:value="0.730545555556">
            <text:p>0.7305455556</text:p>
          </table:table-cell>
          <table:table-cell table:formula="of:=ABS([.$B$2]-[.E59])" office:value-type="float" office:value="0.73791">
            <text:p>0.73791</text:p>
          </table:table-cell>
          <table:table-cell table:number-columns-repeated="5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00582">
            <text:p>0.00582</text:p>
          </table:table-cell>
          <table:table-cell office:value-type="float" office:value="0.00514">
            <text:p>0.00514</text:p>
          </table:table-cell>
          <table:table-cell office:value-type="float" office:value="0">
            <text:p>0</text:p>
          </table:table-cell>
          <table:table-cell office:value-type="float" office:value="0.00521">
            <text:p>0.00521</text:p>
          </table:table-cell>
          <table:table-cell table:formula="of:=ABS([.$B$2]-[.C60])" office:value-type="float" office:value="0.99485">
            <text:p>0.99485</text:p>
          </table:table-cell>
          <table:table-cell table:formula="of:=ABS([.$B$2]-[.D60])" office:value-type="float" office:value="0.99999">
            <text:p>0.99999</text:p>
          </table:table-cell>
          <table:table-cell table:formula="of:=ABS([.$B$2]-[.E60])" office:value-type="float" office:value="0.99478">
            <text:p>0.99478</text:p>
          </table:table-cell>
          <table:table-cell table:number-columns-repeated="5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00007">
            <text:p>0.00007</text:p>
          </table:table-cell>
          <table:table-cell table:number-columns-repeated="3" office:value-type="float" office:value="0">
            <text:p>0</text:p>
          </table:table-cell>
          <table:table-cell table:formula="of:=ABS([.$B$2]-[.C61])" office:value-type="float" office:value="0.99999">
            <text:p>0.99999</text:p>
          </table:table-cell>
          <table:table-cell table:formula="of:=ABS([.$B$2]-[.D61])" office:value-type="float" office:value="0.99999">
            <text:p>0.99999</text:p>
          </table:table-cell>
          <table:table-cell table:formula="of:=ABS([.$B$2]-[.E61])" office:value-type="float" office:value="0.99999">
            <text:p>0.99999</text:p>
          </table:table-cell>
          <table:table-cell table:number-columns-repeated="5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.99999">
            <text:p>0.99999</text:p>
          </table:table-cell>
          <table:table-cell office:value-type="float" office:value="0.99998">
            <text:p>0.99998</text:p>
          </table:table-cell>
          <table:table-cell office:value-type="float" office:value="0.996153846154">
            <text:p>0.9961538462</text:p>
          </table:table-cell>
          <table:table-cell office:value-type="float" office:value="0.99998">
            <text:p>0.99998</text:p>
          </table:table-cell>
          <table:table-cell table:formula="of:=ABS([.$B$2]-[.C62])" office:value-type="float" office:value="0.00000999999999995449">
            <text:p>0.00001</text:p>
          </table:table-cell>
          <table:table-cell table:formula="of:=ABS([.$B$2]-[.D62])" office:value-type="float" office:value="0.00383615384600011">
            <text:p>0.0038361538</text:p>
          </table:table-cell>
          <table:table-cell table:formula="of:=ABS([.$B$2]-[.E62])" office:value-type="float" office:value="0.00000999999999995449">
            <text:p>0.00001</text:p>
          </table:table-cell>
          <table:table-cell table:number-columns-repeated="5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.99873">
            <text:p>0.99873</text:p>
          </table:table-cell>
          <table:table-cell office:value-type="float" office:value="0.99862">
            <text:p>0.99862</text:p>
          </table:table-cell>
          <table:table-cell office:value-type="float" office:value="0.994871794872">
            <text:p>0.9948717949</text:p>
          </table:table-cell>
          <table:table-cell office:value-type="float" office:value="0.99865">
            <text:p>0.99865</text:p>
          </table:table-cell>
          <table:table-cell table:formula="of:=ABS([.$B$2]-[.C63])" office:value-type="float" office:value="0.00136999999999998">
            <text:p>0.00137</text:p>
          </table:table-cell>
          <table:table-cell table:formula="of:=ABS([.$B$2]-[.D63])" office:value-type="float" office:value="0.0051182051280001">
            <text:p>0.0051182051</text:p>
          </table:table-cell>
          <table:table-cell table:formula="of:=ABS([.$B$2]-[.E63])" office:value-type="float" office:value="0.00134000000000001">
            <text:p>0.00134</text:p>
          </table:table-cell>
          <table:table-cell table:number-columns-repeated="5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.26803">
            <text:p>0.26803</text:p>
          </table:table-cell>
          <table:table-cell office:value-type="float" office:value="0.26648">
            <text:p>0.26648</text:p>
          </table:table-cell>
          <table:table-cell office:value-type="float" office:value="0.265384615385">
            <text:p>0.2653846154</text:p>
          </table:table-cell>
          <table:table-cell office:value-type="float" office:value="0.26054">
            <text:p>0.26054</text:p>
          </table:table-cell>
          <table:table-cell table:formula="of:=ABS([.$B$2]-[.C64])" office:value-type="float" office:value="0.73351">
            <text:p>0.73351</text:p>
          </table:table-cell>
          <table:table-cell table:formula="of:=ABS([.$B$2]-[.D64])" office:value-type="float" office:value="0.734605384615">
            <text:p>0.7346053846</text:p>
          </table:table-cell>
          <table:table-cell table:formula="of:=ABS([.$B$2]-[.E64])" office:value-type="float" office:value="0.73945">
            <text:p>0.73945</text:p>
          </table:table-cell>
          <table:table-cell table:number-columns-repeated="5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.00582">
            <text:p>0.00582</text:p>
          </table:table-cell>
          <table:table-cell office:value-type="float" office:value="0.00498">
            <text:p>0.00498</text:p>
          </table:table-cell>
          <table:table-cell office:value-type="float" office:value="0">
            <text:p>0</text:p>
          </table:table-cell>
          <table:table-cell office:value-type="float" office:value="0.00539">
            <text:p>0.00539</text:p>
          </table:table-cell>
          <table:table-cell table:formula="of:=ABS([.$B$2]-[.C65])" office:value-type="float" office:value="0.99501">
            <text:p>0.99501</text:p>
          </table:table-cell>
          <table:table-cell table:formula="of:=ABS([.$B$2]-[.D65])" office:value-type="float" office:value="0.99999">
            <text:p>0.99999</text:p>
          </table:table-cell>
          <table:table-cell table:formula="of:=ABS([.$B$2]-[.E65])" office:value-type="float" office:value="0.9946">
            <text:p>0.9946</text:p>
          </table:table-cell>
          <table:table-cell table:number-columns-repeated="5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.00007">
            <text:p>0.00007</text:p>
          </table:table-cell>
          <table:table-cell table:number-columns-repeated="3" office:value-type="float" office:value="0">
            <text:p>0</text:p>
          </table:table-cell>
          <table:table-cell table:formula="of:=ABS([.$B$2]-[.C66])" office:value-type="float" office:value="0.99999">
            <text:p>0.99999</text:p>
          </table:table-cell>
          <table:table-cell table:formula="of:=ABS([.$B$2]-[.D66])" office:value-type="float" office:value="0.99999">
            <text:p>0.99999</text:p>
          </table:table-cell>
          <table:table-cell table:formula="of:=ABS([.$B$2]-[.E66])" office:value-type="float" office:value="0.99999">
            <text:p>0.99999</text:p>
          </table:table-cell>
          <table:table-cell table:number-columns-repeated="5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.99999">
            <text:p>0.99999</text:p>
          </table:table-cell>
          <table:table-cell office:value-type="float" office:value="0.99998">
            <text:p>0.99998</text:p>
          </table:table-cell>
          <table:table-cell office:value-type="float" office:value="0.996428571429">
            <text:p>0.9964285714</text:p>
          </table:table-cell>
          <table:table-cell office:value-type="float" office:value="0.99998">
            <text:p>0.99998</text:p>
          </table:table-cell>
          <table:table-cell table:formula="of:=ABS([.$B$2]-[.C67])" office:value-type="float" office:value="0.00000999999999995449">
            <text:p>0.00001</text:p>
          </table:table-cell>
          <table:table-cell table:formula="of:=ABS([.$B$2]-[.D67])" office:value-type="float" office:value="0.00356142857100006">
            <text:p>0.0035614286</text:p>
          </table:table-cell>
          <table:table-cell table:formula="of:=ABS([.$B$2]-[.E67])" office:value-type="float" office:value="0.00000999999999995449">
            <text:p>0.00001</text:p>
          </table:table-cell>
          <table:table-cell table:number-columns-repeated="5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.99873">
            <text:p>0.99873</text:p>
          </table:table-cell>
          <table:table-cell office:value-type="float" office:value="0.99865">
            <text:p>0.99865</text:p>
          </table:table-cell>
          <table:table-cell office:value-type="float" office:value="0.995238095238">
            <text:p>0.9952380952</text:p>
          </table:table-cell>
          <table:table-cell office:value-type="float" office:value="0.99862">
            <text:p>0.99862</text:p>
          </table:table-cell>
          <table:table-cell table:formula="of:=ABS([.$B$2]-[.C68])" office:value-type="float" office:value="0.00134000000000001">
            <text:p>0.00134</text:p>
          </table:table-cell>
          <table:table-cell table:formula="of:=ABS([.$B$2]-[.D68])" office:value-type="float" office:value="0.00475190476200005">
            <text:p>0.0047519048</text:p>
          </table:table-cell>
          <table:table-cell table:formula="of:=ABS([.$B$2]-[.E68])" office:value-type="float" office:value="0.00136999999999998">
            <text:p>0.00137</text:p>
          </table:table-cell>
          <table:table-cell table:number-columns-repeated="5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.26803">
            <text:p>0.26803</text:p>
          </table:table-cell>
          <table:table-cell office:value-type="float" office:value="0.25886">
            <text:p>0.25886</text:p>
          </table:table-cell>
          <table:table-cell office:value-type="float" office:value="0.266666666667">
            <text:p>0.2666666667</text:p>
          </table:table-cell>
          <table:table-cell office:value-type="float" office:value="0.27098">
            <text:p>0.27098</text:p>
          </table:table-cell>
          <table:table-cell table:formula="of:=ABS([.$B$2]-[.C69])" office:value-type="float" office:value="0.74113">
            <text:p>0.74113</text:p>
          </table:table-cell>
          <table:table-cell table:formula="of:=ABS([.$B$2]-[.D69])" office:value-type="float" office:value="0.733323333333">
            <text:p>0.7333233333</text:p>
          </table:table-cell>
          <table:table-cell table:formula="of:=ABS([.$B$2]-[.E69])" office:value-type="float" office:value="0.72901">
            <text:p>0.72901</text:p>
          </table:table-cell>
          <table:table-cell table:number-columns-repeated="5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.00582">
            <text:p>0.00582</text:p>
          </table:table-cell>
          <table:table-cell office:value-type="float" office:value="0.00539">
            <text:p>0.00539</text:p>
          </table:table-cell>
          <table:table-cell office:value-type="float" office:value="0">
            <text:p>0</text:p>
          </table:table-cell>
          <table:table-cell office:value-type="float" office:value="0.00498">
            <text:p>0.00498</text:p>
          </table:table-cell>
          <table:table-cell table:formula="of:=ABS([.$B$2]-[.C70])" office:value-type="float" office:value="0.9946">
            <text:p>0.9946</text:p>
          </table:table-cell>
          <table:table-cell table:formula="of:=ABS([.$B$2]-[.D70])" office:value-type="float" office:value="0.99999">
            <text:p>0.99999</text:p>
          </table:table-cell>
          <table:table-cell table:formula="of:=ABS([.$B$2]-[.E70])" office:value-type="float" office:value="0.99501">
            <text:p>0.99501</text:p>
          </table:table-cell>
          <table:table-cell table:number-columns-repeated="5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.00007">
            <text:p>0.00007</text:p>
          </table:table-cell>
          <table:table-cell table:number-columns-repeated="3" office:value-type="float" office:value="0">
            <text:p>0</text:p>
          </table:table-cell>
          <table:table-cell table:formula="of:=ABS([.$B$2]-[.C71])" office:value-type="float" office:value="0.99999">
            <text:p>0.99999</text:p>
          </table:table-cell>
          <table:table-cell table:formula="of:=ABS([.$B$2]-[.D71])" office:value-type="float" office:value="0.99999">
            <text:p>0.99999</text:p>
          </table:table-cell>
          <table:table-cell table:formula="of:=ABS([.$B$2]-[.E71])" office:value-type="float" office:value="0.99999">
            <text:p>0.99999</text:p>
          </table:table-cell>
          <table:table-cell table:number-columns-repeated="5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99999">
            <text:p>0.99999</text:p>
          </table:table-cell>
          <table:table-cell office:value-type="float" office:value="0.99998">
            <text:p>0.99998</text:p>
          </table:table-cell>
          <table:table-cell office:value-type="float" office:value="0.996666666667">
            <text:p>0.9966666667</text:p>
          </table:table-cell>
          <table:table-cell office:value-type="float" office:value="0.99998">
            <text:p>0.99998</text:p>
          </table:table-cell>
          <table:table-cell table:formula="of:=ABS([.$B$2]-[.C72])" office:value-type="float" office:value="0.00000999999999995449">
            <text:p>0.00001</text:p>
          </table:table-cell>
          <table:table-cell table:formula="of:=ABS([.$B$2]-[.D72])" office:value-type="float" office:value="0.00332333333300006">
            <text:p>0.0033233333</text:p>
          </table:table-cell>
          <table:table-cell table:formula="of:=ABS([.$B$2]-[.E72])" office:value-type="float" office:value="0.00000999999999995449">
            <text:p>0.00001</text:p>
          </table:table-cell>
          <table:table-cell table:number-columns-repeated="5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99873">
            <text:p>0.99873</text:p>
          </table:table-cell>
          <table:table-cell office:value-type="float" office:value="0.99865">
            <text:p>0.99865</text:p>
          </table:table-cell>
          <table:table-cell office:value-type="float" office:value="0.995555555556">
            <text:p>0.9955555556</text:p>
          </table:table-cell>
          <table:table-cell office:value-type="float" office:value="0.99835">
            <text:p>0.99835</text:p>
          </table:table-cell>
          <table:table-cell table:formula="of:=ABS([.$B$2]-[.C73])" office:value-type="float" office:value="0.00134000000000001">
            <text:p>0.00134</text:p>
          </table:table-cell>
          <table:table-cell table:formula="of:=ABS([.$B$2]-[.D73])" office:value-type="float" office:value="0.0044344444440001">
            <text:p>0.0044344444</text:p>
          </table:table-cell>
          <table:table-cell table:formula="of:=ABS([.$B$2]-[.E73])" office:value-type="float" office:value="0.00163999999999997">
            <text:p>0.00164</text:p>
          </table:table-cell>
          <table:table-cell table:number-columns-repeated="5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26803">
            <text:p>0.26803</text:p>
          </table:table-cell>
          <table:table-cell office:value-type="float" office:value="0.25886">
            <text:p>0.25886</text:p>
          </table:table-cell>
          <table:table-cell office:value-type="float" office:value="0.268888888889">
            <text:p>0.2688888889</text:p>
          </table:table-cell>
          <table:table-cell office:value-type="float" office:value="0.26959">
            <text:p>0.26959</text:p>
          </table:table-cell>
          <table:table-cell table:formula="of:=ABS([.$B$2]-[.C74])" office:value-type="float" office:value="0.74113">
            <text:p>0.74113</text:p>
          </table:table-cell>
          <table:table-cell table:formula="of:=ABS([.$B$2]-[.D74])" office:value-type="float" office:value="0.731101111111">
            <text:p>0.7311011111</text:p>
          </table:table-cell>
          <table:table-cell table:formula="of:=ABS([.$B$2]-[.E74])" office:value-type="float" office:value="0.7304">
            <text:p>0.7304</text:p>
          </table:table-cell>
          <table:table-cell table:number-columns-repeated="5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00582">
            <text:p>0.00582</text:p>
          </table:table-cell>
          <table:table-cell office:value-type="float" office:value="0.00539">
            <text:p>0.00539</text:p>
          </table:table-cell>
          <table:table-cell office:value-type="float" office:value="0">
            <text:p>0</text:p>
          </table:table-cell>
          <table:table-cell office:value-type="float" office:value="0.00446">
            <text:p>0.00446</text:p>
          </table:table-cell>
          <table:table-cell table:formula="of:=ABS([.$B$2]-[.C75])" office:value-type="float" office:value="0.9946">
            <text:p>0.9946</text:p>
          </table:table-cell>
          <table:table-cell table:formula="of:=ABS([.$B$2]-[.D75])" office:value-type="float" office:value="0.99999">
            <text:p>0.99999</text:p>
          </table:table-cell>
          <table:table-cell table:formula="of:=ABS([.$B$2]-[.E75])" office:value-type="float" office:value="0.99553">
            <text:p>0.99553</text:p>
          </table:table-cell>
          <table:table-cell table:number-columns-repeated="5"/>
        </table:table-row>
        <table:table-row table:style-name="ro2">
          <table:table-cell office:value-type="float" office:value="150">
            <text:p>150</text:p>
          </table:table-cell>
          <table:table-cell table:number-columns-repeated="2" office:value-type="float" office:value="0.00007">
            <text:p>0.00007</text:p>
          </table:table-cell>
          <table:table-cell office:value-type="float" office:value="0">
            <text:p>0</text:p>
          </table:table-cell>
          <table:table-cell office:value-type="float" office:value="0.00005">
            <text:p>0.00005</text:p>
          </table:table-cell>
          <table:table-cell table:formula="of:=ABS([.$B$2]-[.C76])" office:value-type="float" office:value="0.99992">
            <text:p>0.99992</text:p>
          </table:table-cell>
          <table:table-cell table:formula="of:=ABS([.$B$2]-[.D76])" office:value-type="float" office:value="0.99999">
            <text:p>0.99999</text:p>
          </table:table-cell>
          <table:table-cell table:formula="of:=ABS([.$B$2]-[.E76])" office:value-type="float" office:value="0.99994">
            <text:p>0.99994</text:p>
          </table:table-cell>
          <table:table-cell table:number-columns-repeated="5"/>
        </table:table-row>
        <table:table-row table:style-name="ro2">
          <table:table-cell office:value-type="float" office:value="160">
            <text:p>160</text:p>
          </table:table-cell>
          <table:table-cell table:number-columns-repeated="2" office:value-type="float" office:value="0.99999">
            <text:p>0.99999</text:p>
          </table:table-cell>
          <table:table-cell office:value-type="float" office:value="0.996875">
            <text:p>0.996875</text:p>
          </table:table-cell>
          <table:table-cell office:value-type="float" office:value="0.99998">
            <text:p>0.99998</text:p>
          </table:table-cell>
          <table:table-cell table:formula="of:=ABS([.$B$2]-[.C77])" office:value-type="float" office:value="0">
            <text:p>0</text:p>
          </table:table-cell>
          <table:table-cell table:formula="of:=ABS([.$B$2]-[.D77])" office:value-type="float" office:value="0.00311500000000009">
            <text:p>0.003115</text:p>
          </table:table-cell>
          <table:table-cell table:formula="of:=ABS([.$B$2]-[.E77])" office:value-type="float" office:value="0.00000999999999995449">
            <text:p>0.00001</text:p>
          </table:table-cell>
          <table:table-cell table:number-columns-repeated="5"/>
        </table:table-row>
        <table:table-row table:style-name="ro2">
          <table:table-cell office:value-type="float" office:value="160">
            <text:p>160</text:p>
          </table:table-cell>
          <table:table-cell table:number-columns-repeated="2" office:value-type="float" office:value="0.99873">
            <text:p>0.99873</text:p>
          </table:table-cell>
          <table:table-cell office:value-type="float" office:value="0.995833333333">
            <text:p>0.9958333333</text:p>
          </table:table-cell>
          <table:table-cell office:value-type="float" office:value="0.99852">
            <text:p>0.99852</text:p>
          </table:table-cell>
          <table:table-cell table:formula="of:=ABS([.$B$2]-[.C78])" office:value-type="float" office:value="0.00125999999999993">
            <text:p>0.00126</text:p>
          </table:table-cell>
          <table:table-cell table:formula="of:=ABS([.$B$2]-[.D78])" office:value-type="float" office:value="0.0041566666670001">
            <text:p>0.0041566667</text:p>
          </table:table-cell>
          <table:table-cell table:formula="of:=ABS([.$B$2]-[.E78])" office:value-type="float" office:value="0.00146999999999997">
            <text:p>0.00147</text:p>
          </table:table-cell>
          <table:table-cell table:number-columns-repeated="5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0.26803">
            <text:p>0.26803</text:p>
          </table:table-cell>
          <table:table-cell office:value-type="float" office:value="0.26054">
            <text:p>0.26054</text:p>
          </table:table-cell>
          <table:table-cell office:value-type="float" office:value="0.270833333333">
            <text:p>0.2708333333</text:p>
          </table:table-cell>
          <table:table-cell office:value-type="float" office:value="0.27117">
            <text:p>0.27117</text:p>
          </table:table-cell>
          <table:table-cell table:formula="of:=ABS([.$B$2]-[.C79])" office:value-type="float" office:value="0.73945">
            <text:p>0.73945</text:p>
          </table:table-cell>
          <table:table-cell table:formula="of:=ABS([.$B$2]-[.D79])" office:value-type="float" office:value="0.729156666667">
            <text:p>0.7291566667</text:p>
          </table:table-cell>
          <table:table-cell table:formula="of:=ABS([.$B$2]-[.E79])" office:value-type="float" office:value="0.72882">
            <text:p>0.72882</text:p>
          </table:table-cell>
          <table:table-cell table:number-columns-repeated="5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0.00582">
            <text:p>0.00582</text:p>
          </table:table-cell>
          <table:table-cell office:value-type="float" office:value="0.00498">
            <text:p>0.00498</text:p>
          </table:table-cell>
          <table:table-cell office:value-type="float" office:value="0">
            <text:p>0</text:p>
          </table:table-cell>
          <table:table-cell office:value-type="float" office:value="0.00498">
            <text:p>0.00498</text:p>
          </table:table-cell>
          <table:table-cell table:formula="of:=ABS([.$B$2]-[.C80])" office:value-type="float" office:value="0.99501">
            <text:p>0.99501</text:p>
          </table:table-cell>
          <table:table-cell table:formula="of:=ABS([.$B$2]-[.D80])" office:value-type="float" office:value="0.99999">
            <text:p>0.99999</text:p>
          </table:table-cell>
          <table:table-cell table:formula="of:=ABS([.$B$2]-[.E80])" office:value-type="float" office:value="0.99501">
            <text:p>0.99501</text:p>
          </table:table-cell>
          <table:table-cell table:number-columns-repeated="5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0.00007">
            <text:p>0.00007</text:p>
          </table:table-cell>
          <table:table-cell table:number-columns-repeated="3" office:value-type="float" office:value="0">
            <text:p>0</text:p>
          </table:table-cell>
          <table:table-cell table:formula="of:=ABS([.$B$2]-[.C81])" office:value-type="float" office:value="0.99999">
            <text:p>0.99999</text:p>
          </table:table-cell>
          <table:table-cell table:formula="of:=ABS([.$B$2]-[.D81])" office:value-type="float" office:value="0.99999">
            <text:p>0.99999</text:p>
          </table:table-cell>
          <table:table-cell table:formula="of:=ABS([.$B$2]-[.E81])" office:value-type="float" office:value="0.99999">
            <text:p>0.99999</text:p>
          </table:table-cell>
          <table:table-cell table:number-columns-repeated="5"/>
        </table:table-row>
        <table:table-row table:style-name="ro2">
          <table:table-cell office:value-type="float" office:value="170">
            <text:p>170</text:p>
          </table:table-cell>
          <table:table-cell table:number-columns-repeated="2" office:value-type="float" office:value="0.99999">
            <text:p>0.99999</text:p>
          </table:table-cell>
          <table:table-cell office:value-type="float" office:value="0.997058823529">
            <text:p>0.9970588235</text:p>
          </table:table-cell>
          <table:table-cell office:value-type="float" office:value="0.99998">
            <text:p>0.99998</text:p>
          </table:table-cell>
          <table:table-cell table:formula="of:=ABS([.$B$2]-[.C82])" office:value-type="float" office:value="0">
            <text:p>0</text:p>
          </table:table-cell>
          <table:table-cell table:formula="of:=ABS([.$B$2]-[.D82])" office:value-type="float" office:value="0.00293117647100005">
            <text:p>0.0029311765</text:p>
          </table:table-cell>
          <table:table-cell table:formula="of:=ABS([.$B$2]-[.E82])" office:value-type="float" office:value="0.00000999999999995449">
            <text:p>0.00001</text:p>
          </table:table-cell>
          <table:table-cell table:number-columns-repeated="5"/>
        </table:table-row>
        <table:table-row table:style-name="ro2">
          <table:table-cell office:value-type="float" office:value="170">
            <text:p>170</text:p>
          </table:table-cell>
          <table:table-cell table:number-columns-repeated="2" office:value-type="float" office:value="0.99873">
            <text:p>0.99873</text:p>
          </table:table-cell>
          <table:table-cell office:value-type="float" office:value="0.996078431373">
            <text:p>0.9960784314</text:p>
          </table:table-cell>
          <table:table-cell office:value-type="float" office:value="0.99837">
            <text:p>0.99837</text:p>
          </table:table-cell>
          <table:table-cell table:formula="of:=ABS([.$B$2]-[.C83])" office:value-type="float" office:value="0.00125999999999993">
            <text:p>0.00126</text:p>
          </table:table-cell>
          <table:table-cell table:formula="of:=ABS([.$B$2]-[.D83])" office:value-type="float" office:value="0.00391156862700004">
            <text:p>0.0039115686</text:p>
          </table:table-cell>
          <table:table-cell table:formula="of:=ABS([.$B$2]-[.E83])" office:value-type="float" office:value="0.00161999999999995">
            <text:p>0.00162</text:p>
          </table:table-cell>
          <table:table-cell table:number-columns-repeated="5"/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0.26803">
            <text:p>0.26803</text:p>
          </table:table-cell>
          <table:table-cell office:value-type="float" office:value="0.26208">
            <text:p>0.26208</text:p>
          </table:table-cell>
          <table:table-cell office:value-type="float" office:value="0.266666666667">
            <text:p>0.2666666667</text:p>
          </table:table-cell>
          <table:table-cell office:value-type="float" office:value="0.26673">
            <text:p>0.26673</text:p>
          </table:table-cell>
          <table:table-cell table:formula="of:=ABS([.$B$2]-[.C84])" office:value-type="float" office:value="0.73791">
            <text:p>0.73791</text:p>
          </table:table-cell>
          <table:table-cell table:formula="of:=ABS([.$B$2]-[.D84])" office:value-type="float" office:value="0.733323333333">
            <text:p>0.7333233333</text:p>
          </table:table-cell>
          <table:table-cell table:formula="of:=ABS([.$B$2]-[.E84])" office:value-type="float" office:value="0.73326">
            <text:p>0.73326</text:p>
          </table:table-cell>
          <table:table-cell table:number-columns-repeated="5"/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0.00582">
            <text:p>0.00582</text:p>
          </table:table-cell>
          <table:table-cell office:value-type="float" office:value="0.00521">
            <text:p>0.00521</text:p>
          </table:table-cell>
          <table:table-cell office:value-type="float" office:value="0">
            <text:p>0</text:p>
          </table:table-cell>
          <table:table-cell office:value-type="float" office:value="0.00442">
            <text:p>0.00442</text:p>
          </table:table-cell>
          <table:table-cell table:formula="of:=ABS([.$B$2]-[.C85])" office:value-type="float" office:value="0.99478">
            <text:p>0.99478</text:p>
          </table:table-cell>
          <table:table-cell table:formula="of:=ABS([.$B$2]-[.D85])" office:value-type="float" office:value="0.99999">
            <text:p>0.99999</text:p>
          </table:table-cell>
          <table:table-cell table:formula="of:=ABS([.$B$2]-[.E85])" office:value-type="float" office:value="0.99557">
            <text:p>0.99557</text:p>
          </table:table-cell>
          <table:table-cell table:number-columns-repeated="5"/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0.00007">
            <text:p>0.00007</text:p>
          </table:table-cell>
          <table:table-cell table:number-columns-repeated="3" office:value-type="float" office:value="0">
            <text:p>0</text:p>
          </table:table-cell>
          <table:table-cell table:formula="of:=ABS([.$B$2]-[.C86])" office:value-type="float" office:value="0.99999">
            <text:p>0.99999</text:p>
          </table:table-cell>
          <table:table-cell table:formula="of:=ABS([.$B$2]-[.D86])" office:value-type="float" office:value="0.99999">
            <text:p>0.99999</text:p>
          </table:table-cell>
          <table:table-cell table:formula="of:=ABS([.$B$2]-[.E86])" office:value-type="float" office:value="0.99999">
            <text:p>0.99999</text:p>
          </table:table-cell>
          <table:table-cell table:number-columns-repeated="5"/>
        </table:table-row>
        <table:table-row table:style-name="ro2">
          <table:table-cell office:value-type="float" office:value="180">
            <text:p>180</text:p>
          </table:table-cell>
          <table:table-cell table:number-columns-repeated="2" office:value-type="float" office:value="0.99999">
            <text:p>0.99999</text:p>
          </table:table-cell>
          <table:table-cell office:value-type="float" office:value="0.997222222222">
            <text:p>0.9972222222</text:p>
          </table:table-cell>
          <table:table-cell office:value-type="float" office:value="0.99998">
            <text:p>0.99998</text:p>
          </table:table-cell>
          <table:table-cell table:formula="of:=ABS([.$B$2]-[.C87])" office:value-type="float" office:value="0">
            <text:p>0</text:p>
          </table:table-cell>
          <table:table-cell table:formula="of:=ABS([.$B$2]-[.D87])" office:value-type="float" office:value="0.00276777777800008">
            <text:p>0.0027677778</text:p>
          </table:table-cell>
          <table:table-cell table:formula="of:=ABS([.$B$2]-[.E87])" office:value-type="float" office:value="0.00000999999999995449">
            <text:p>0.00001</text:p>
          </table:table-cell>
          <table:table-cell table:number-columns-repeated="5"/>
        </table:table-row>
        <table:table-row table:style-name="ro2">
          <table:table-cell office:value-type="float" office:value="180">
            <text:p>180</text:p>
          </table:table-cell>
          <table:table-cell table:number-columns-repeated="2" office:value-type="float" office:value="0.99873">
            <text:p>0.99873</text:p>
          </table:table-cell>
          <table:table-cell office:value-type="float" office:value="0.996296296296">
            <text:p>0.9962962963</text:p>
          </table:table-cell>
          <table:table-cell office:value-type="float" office:value="0.99873">
            <text:p>0.99873</text:p>
          </table:table-cell>
          <table:table-cell table:formula="of:=ABS([.$B$2]-[.C88])" office:value-type="float" office:value="0.00125999999999993">
            <text:p>0.00126</text:p>
          </table:table-cell>
          <table:table-cell table:formula="of:=ABS([.$B$2]-[.D88])" office:value-type="float" office:value="0.00369370370400002">
            <text:p>0.0036937037</text:p>
          </table:table-cell>
          <table:table-cell table:formula="of:=ABS([.$B$2]-[.E88])" office:value-type="float" office:value="0.00125999999999993">
            <text:p>0.00126</text:p>
          </table:table-cell>
          <table:table-cell table:number-columns-repeated="5"/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.26803">
            <text:p>0.26803</text:p>
          </table:table-cell>
          <table:table-cell office:value-type="float" office:value="0.26208">
            <text:p>0.26208</text:p>
          </table:table-cell>
          <table:table-cell office:value-type="float" office:value="0.268518518519">
            <text:p>0.2685185185</text:p>
          </table:table-cell>
          <table:table-cell office:value-type="float" office:value="0.27108">
            <text:p>0.27108</text:p>
          </table:table-cell>
          <table:table-cell table:formula="of:=ABS([.$B$2]-[.C89])" office:value-type="float" office:value="0.73791">
            <text:p>0.73791</text:p>
          </table:table-cell>
          <table:table-cell table:formula="of:=ABS([.$B$2]-[.D89])" office:value-type="float" office:value="0.731471481481">
            <text:p>0.7314714815</text:p>
          </table:table-cell>
          <table:table-cell table:formula="of:=ABS([.$B$2]-[.E89])" office:value-type="float" office:value="0.72891">
            <text:p>0.72891</text:p>
          </table:table-cell>
          <table:table-cell table:number-columns-repeated="5"/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.00582">
            <text:p>0.00582</text:p>
          </table:table-cell>
          <table:table-cell office:value-type="float" office:value="0.00521">
            <text:p>0.00521</text:p>
          </table:table-cell>
          <table:table-cell office:value-type="float" office:value="0">
            <text:p>0</text:p>
          </table:table-cell>
          <table:table-cell office:value-type="float" office:value="0.00446">
            <text:p>0.00446</text:p>
          </table:table-cell>
          <table:table-cell table:formula="of:=ABS([.$B$2]-[.C90])" office:value-type="float" office:value="0.99478">
            <text:p>0.99478</text:p>
          </table:table-cell>
          <table:table-cell table:formula="of:=ABS([.$B$2]-[.D90])" office:value-type="float" office:value="0.99999">
            <text:p>0.99999</text:p>
          </table:table-cell>
          <table:table-cell table:formula="of:=ABS([.$B$2]-[.E90])" office:value-type="float" office:value="0.99553">
            <text:p>0.99553</text:p>
          </table:table-cell>
          <table:table-cell table:number-columns-repeated="5"/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.00007">
            <text:p>0.00007</text:p>
          </table:table-cell>
          <table:table-cell table:number-columns-repeated="3" office:value-type="float" office:value="0">
            <text:p>0</text:p>
          </table:table-cell>
          <table:table-cell table:formula="of:=ABS([.$B$2]-[.C91])" office:value-type="float" office:value="0.99999">
            <text:p>0.99999</text:p>
          </table:table-cell>
          <table:table-cell table:formula="of:=ABS([.$B$2]-[.D91])" office:value-type="float" office:value="0.99999">
            <text:p>0.99999</text:p>
          </table:table-cell>
          <table:table-cell table:formula="of:=ABS([.$B$2]-[.E91])" office:value-type="float" office:value="0.99999">
            <text:p>0.99999</text:p>
          </table:table-cell>
          <table:table-cell table:number-columns-repeated="5"/>
        </table:table-row>
        <table:table-row table:style-name="ro2">
          <table:table-cell office:value-type="float" office:value="190">
            <text:p>190</text:p>
          </table:table-cell>
          <table:table-cell table:number-columns-repeated="2" office:value-type="float" office:value="0.99999">
            <text:p>0.99999</text:p>
          </table:table-cell>
          <table:table-cell office:value-type="float" office:value="0.997368421053">
            <text:p>0.9973684211</text:p>
          </table:table-cell>
          <table:table-cell office:value-type="float" office:value="0.99998">
            <text:p>0.99998</text:p>
          </table:table-cell>
          <table:table-cell table:formula="of:=ABS([.$B$2]-[.C92])" office:value-type="float" office:value="0">
            <text:p>0</text:p>
          </table:table-cell>
          <table:table-cell table:formula="of:=ABS([.$B$2]-[.D92])" office:value-type="float" office:value="0.0026215789470001">
            <text:p>0.0026215789</text:p>
          </table:table-cell>
          <table:table-cell table:formula="of:=ABS([.$B$2]-[.E92])" office:value-type="float" office:value="0.00000999999999995449">
            <text:p>0.00001</text:p>
          </table:table-cell>
          <table:table-cell table:number-columns-repeated="5"/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0.99873">
            <text:p>0.99873</text:p>
          </table:table-cell>
          <table:table-cell office:value-type="float" office:value="0.9987">
            <text:p>0.9987</text:p>
          </table:table-cell>
          <table:table-cell office:value-type="float" office:value="0.99649122807">
            <text:p>0.9964912281</text:p>
          </table:table-cell>
          <table:table-cell office:value-type="float" office:value="0.9987">
            <text:p>0.9987</text:p>
          </table:table-cell>
          <table:table-cell table:formula="of:=ABS([.$B$2]-[.C93])" office:value-type="float" office:value="0.00129000000000001">
            <text:p>0.00129</text:p>
          </table:table-cell>
          <table:table-cell table:formula="of:=ABS([.$B$2]-[.D93])" office:value-type="float" office:value="0.00349877193000014">
            <text:p>0.0034987719</text:p>
          </table:table-cell>
          <table:table-cell table:formula="of:=ABS([.$B$2]-[.E93])" office:value-type="float" office:value="0.00129000000000001">
            <text:p>0.00129</text:p>
          </table:table-cell>
          <table:table-cell table:number-columns-repeated="5"/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0.26803">
            <text:p>0.26803</text:p>
          </table:table-cell>
          <table:table-cell office:value-type="float" office:value="0.26054">
            <text:p>0.26054</text:p>
          </table:table-cell>
          <table:table-cell office:value-type="float" office:value="0.270175438596">
            <text:p>0.2701754386</text:p>
          </table:table-cell>
          <table:table-cell office:value-type="float" office:value="0.27107">
            <text:p>0.27107</text:p>
          </table:table-cell>
          <table:table-cell table:formula="of:=ABS([.$B$2]-[.C94])" office:value-type="float" office:value="0.73945">
            <text:p>0.73945</text:p>
          </table:table-cell>
          <table:table-cell table:formula="of:=ABS([.$B$2]-[.D94])" office:value-type="float" office:value="0.729814561404">
            <text:p>0.7298145614</text:p>
          </table:table-cell>
          <table:table-cell table:formula="of:=ABS([.$B$2]-[.E94])" office:value-type="float" office:value="0.72892">
            <text:p>0.72892</text:p>
          </table:table-cell>
          <table:table-cell table:number-columns-repeated="5"/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0.00582">
            <text:p>0.00582</text:p>
          </table:table-cell>
          <table:table-cell office:value-type="float" office:value="0.00531">
            <text:p>0.00531</text:p>
          </table:table-cell>
          <table:table-cell office:value-type="float" office:value="0">
            <text:p>0</text:p>
          </table:table-cell>
          <table:table-cell office:value-type="float" office:value="0.00521">
            <text:p>0.00521</text:p>
          </table:table-cell>
          <table:table-cell table:formula="of:=ABS([.$B$2]-[.C95])" office:value-type="float" office:value="0.99468">
            <text:p>0.99468</text:p>
          </table:table-cell>
          <table:table-cell table:formula="of:=ABS([.$B$2]-[.D95])" office:value-type="float" office:value="0.99999">
            <text:p>0.99999</text:p>
          </table:table-cell>
          <table:table-cell table:formula="of:=ABS([.$B$2]-[.E95])" office:value-type="float" office:value="0.99478">
            <text:p>0.99478</text:p>
          </table:table-cell>
          <table:table-cell table:number-columns-repeated="5"/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0.00007">
            <text:p>0.00007</text:p>
          </table:table-cell>
          <table:table-cell table:number-columns-repeated="3" office:value-type="float" office:value="0">
            <text:p>0</text:p>
          </table:table-cell>
          <table:table-cell table:formula="of:=ABS([.$B$2]-[.C96])" office:value-type="float" office:value="0.99999">
            <text:p>0.99999</text:p>
          </table:table-cell>
          <table:table-cell table:formula="of:=ABS([.$B$2]-[.D96])" office:value-type="float" office:value="0.99999">
            <text:p>0.99999</text:p>
          </table:table-cell>
          <table:table-cell table:formula="of:=ABS([.$B$2]-[.E96])" office:value-type="float" office:value="0.99999">
            <text:p>0.99999</text:p>
          </table:table-cell>
          <table:table-cell table:number-columns-repeated="5"/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0.99999">
            <text:p>0.99999</text:p>
          </table:table-cell>
          <table:table-cell office:value-type="float" office:value="0.9975">
            <text:p>0.9975</text:p>
          </table:table-cell>
          <table:table-cell office:value-type="float" office:value="0.99998">
            <text:p>0.99998</text:p>
          </table:table-cell>
          <table:table-cell table:formula="of:=ABS([.$B$2]-[.C97])" office:value-type="float" office:value="0">
            <text:p>0</text:p>
          </table:table-cell>
          <table:table-cell table:formula="of:=ABS([.$B$2]-[.D97])" office:value-type="float" office:value="0.00248999999999999">
            <text:p>0.00249</text:p>
          </table:table-cell>
          <table:table-cell table:formula="of:=ABS([.$B$2]-[.E97])" office:value-type="float" office:value="0.00000999999999995449">
            <text:p>0.00001</text:p>
          </table:table-cell>
          <table:table-cell table:number-columns-repeated="5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99873">
            <text:p>0.99873</text:p>
          </table:table-cell>
          <table:table-cell office:value-type="float" office:value="0.9987">
            <text:p>0.9987</text:p>
          </table:table-cell>
          <table:table-cell office:value-type="float" office:value="0.996666666667">
            <text:p>0.9966666667</text:p>
          </table:table-cell>
          <table:table-cell office:value-type="float" office:value="0.9987">
            <text:p>0.9987</text:p>
          </table:table-cell>
          <table:table-cell table:formula="of:=ABS([.$B$2]-[.C98])" office:value-type="float" office:value="0.00129000000000001">
            <text:p>0.00129</text:p>
          </table:table-cell>
          <table:table-cell table:formula="of:=ABS([.$B$2]-[.D98])" office:value-type="float" office:value="0.00332333333300006">
            <text:p>0.0033233333</text:p>
          </table:table-cell>
          <table:table-cell table:formula="of:=ABS([.$B$2]-[.E98])" office:value-type="float" office:value="0.00129000000000001">
            <text:p>0.00129</text:p>
          </table:table-cell>
          <table:table-cell table:number-columns-repeated="5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26803">
            <text:p>0.26803</text:p>
          </table:table-cell>
          <table:table-cell office:value-type="float" office:value="0.26054">
            <text:p>0.26054</text:p>
          </table:table-cell>
          <table:table-cell office:value-type="float" office:value="0.2675">
            <text:p>0.2675</text:p>
          </table:table-cell>
          <table:table-cell office:value-type="float" office:value="0.26825">
            <text:p>0.26825</text:p>
          </table:table-cell>
          <table:table-cell table:formula="of:=ABS([.$B$2]-[.C99])" office:value-type="float" office:value="0.73945">
            <text:p>0.73945</text:p>
          </table:table-cell>
          <table:table-cell table:formula="of:=ABS([.$B$2]-[.D99])" office:value-type="float" office:value="0.73249">
            <text:p>0.73249</text:p>
          </table:table-cell>
          <table:table-cell table:formula="of:=ABS([.$B$2]-[.E99])" office:value-type="float" office:value="0.73174">
            <text:p>0.73174</text:p>
          </table:table-cell>
          <table:table-cell table:number-columns-repeated="5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00582">
            <text:p>0.00582</text:p>
          </table:table-cell>
          <table:table-cell office:value-type="float" office:value="0.00531">
            <text:p>0.00531</text:p>
          </table:table-cell>
          <table:table-cell office:value-type="float" office:value="0">
            <text:p>0</text:p>
          </table:table-cell>
          <table:table-cell office:value-type="float" office:value="0.00531">
            <text:p>0.00531</text:p>
          </table:table-cell>
          <table:table-cell table:formula="of:=ABS([.$B$2]-[.C100])" office:value-type="float" office:value="0.99468">
            <text:p>0.99468</text:p>
          </table:table-cell>
          <table:table-cell table:formula="of:=ABS([.$B$2]-[.D100])" office:value-type="float" office:value="0.99999">
            <text:p>0.99999</text:p>
          </table:table-cell>
          <table:table-cell table:formula="of:=ABS([.$B$2]-[.E100])" office:value-type="float" office:value="0.99468">
            <text:p>0.99468</text:p>
          </table:table-cell>
          <table:table-cell table:number-columns-repeated="5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00007">
            <text:p>0.00007</text:p>
          </table:table-cell>
          <table:table-cell table:number-columns-repeated="3" office:value-type="float" office:value="0">
            <text:p>0</text:p>
          </table:table-cell>
          <table:table-cell table:formula="of:=ABS([.$B$2]-[.C101])" office:value-type="float" office:value="0.99999">
            <text:p>0.99999</text:p>
          </table:table-cell>
          <table:table-cell table:formula="of:=ABS([.$B$2]-[.D101])" office:value-type="float" office:value="0.99999">
            <text:p>0.99999</text:p>
          </table:table-cell>
          <table:table-cell table:formula="of:=ABS([.$B$2]-[.E101])" office:value-type="float" office:value="0.99999">
            <text:p>0.9999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3T02:25:39</dc:date>
    <meta:document-statistic meta:table-count="1" meta:cell-count="892" meta:object-count="1"/>
    <meta:generator>LibreOffice/4.0.2.2$Linux_x86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5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>
        <chart:symbol-image/>
      </style:chart-properties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5cm" chart:symbol-height="0.25cm">
        <chart:symbol-image/>
      </style:chart-properties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15cm" svg:height="11.451cm" xlink:href=".." xlink:type="simple" chart:class="chart:line" chart:style-name="ch1">
        <chart:subtitle svg:x="7.345cm" svg:y="0.593cm" chart:style-name="ch2">
          <text:p>Error Promedio Greater C2</text:p>
        </chart:subtitle>
        <chart:legend chart:legend-position="end" svg:x="15.155cm" svg:y="4.928cm" style:legend-expansion="high" chart:style-name="ch3"/>
        <chart:plot-area chart:style-name="ch4" table:cell-range-address="Sheet1.J1:Sheet1.M21" chart:data-source-has-labels="both" svg:x="1.636cm" svg:y="2.008cm" svg:width="12.541cm" svg:height="7.282cm">
          <chartooo:coordinate-region svg:x="2.734cm" svg:y="2.207cm" svg:width="11.163cm" svg:height="6.436cm"/>
          <chart:axis chart:dimension="x" chart:name="primary-x" chart:style-name="ch5" chartooo:axis-type="auto">
            <chartooo:date-scale/>
            <chart:title svg:x="7.28cm" svg:y="9.519cm" chart:style-name="ch6">
              <text:p>Buckets</text:p>
            </chart:title>
            <chart:categories table:cell-range-address="Sheet1.J2:Sheet1.J21"/>
          </chart:axis>
          <chart:axis chart:dimension="y" chart:name="primary-y" chart:style-name="ch7">
            <chart:title svg:x="0.686cm" svg:y="6.063cm" chart:style-name="ch8">
              <text:p>Error</text:p>
            </chart:title>
            <chart:grid chart:style-name="ch9" chart:class="major"/>
          </chart:axis>
          <chart:series chart:style-name="ch10" chart:values-cell-range-address="Sheet1.K2:Sheet1.K21" chart:label-cell-address="Sheet1.K1:Sheet1.K1" chart:class="chart:line">
            <chart:data-point chart:repeated="20"/>
          </chart:series>
          <chart:series chart:style-name="ch11" chart:values-cell-range-address="Sheet1.L2:Sheet1.L21" chart:label-cell-address="Sheet1.L1:Sheet1.L1" chart:class="chart:line">
            <chart:data-point chart:repeated="20"/>
          </chart:series>
          <chart:series chart:style-name="ch12" chart:values-cell-range-address="Sheet1.M2:Sheet1.M21" chart:label-cell-address="Sheet1.M1:Sheet1.M1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. Error Clasico</text:p>
                <draw:g>
                  <svg:desc>Sheet1.K1:Sheet1.K1</svg:desc>
                </draw:g>
              </table:table-cell>
              <table:table-cell office:value-type="string">
                <text:p>Prom. Error Steps</text:p>
                <draw:g>
                  <svg:desc>Sheet1.L1:Sheet1.L1</svg:desc>
                </draw:g>
              </table:table-cell>
              <table:table-cell office:value-type="string">
                <text:p>Prom. Error Propia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J2:Sheet1.J21</svg:desc>
                </draw:g>
              </table:table-cell>
              <table:table-cell office:value-type="float" office:value="0.549104">
                <text:p>0.549104</text:p>
                <draw:g>
                  <svg:desc>Sheet1.K2:Sheet1.K21</svg:desc>
                </draw:g>
              </table:table-cell>
              <table:table-cell office:value-type="float" office:value="0.5766566666668">
                <text:p>0.5766566666668</text:p>
                <draw:g>
                  <svg:desc>Sheet1.L2:Sheet1.L21</svg:desc>
                </draw:g>
              </table:table-cell>
              <table:table-cell office:value-type="float" office:value="0.54992">
                <text:p>0.54992</text:p>
                <draw:g>
                  <svg:desc>Sheet1.M2:Sheet1.M2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46758">
                <text:p>0.546758</text:p>
              </table:table-cell>
              <table:table-cell office:value-type="float" office:value="0.5583233333332">
                <text:p>0.5583233333332</text:p>
              </table:table-cell>
              <table:table-cell office:value-type="float" office:value="0.549104">
                <text:p>0.54910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60604">
                <text:p>0.560604</text:p>
              </table:table-cell>
              <table:table-cell office:value-type="float" office:value="0.5522122222222">
                <text:p>0.5522122222222</text:p>
              </table:table-cell>
              <table:table-cell office:value-type="float" office:value="0.547902">
                <text:p>0.5479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55216">
                <text:p>0.555216</text:p>
              </table:table-cell>
              <table:table-cell office:value-type="float" office:value="0.5541566666668">
                <text:p>0.5541566666668</text:p>
              </table:table-cell>
              <table:table-cell office:value-type="float" office:value="0.546758">
                <text:p>0.54675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54594">
                <text:p>0.554594</text:p>
              </table:table-cell>
              <table:table-cell office:value-type="float" office:value="0.5513233333332">
                <text:p>0.5513233333332</text:p>
              </table:table-cell>
              <table:table-cell office:value-type="float" office:value="0.549306">
                <text:p>0.54930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54679">
                <text:p>0.54679</text:p>
              </table:table-cell>
              <table:table-cell office:value-type="float" office:value="0.5494344444444">
                <text:p>0.5494344444444</text:p>
              </table:table-cell>
              <table:table-cell office:value-type="float" office:value="0.547738">
                <text:p>0.54773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550986">
                <text:p>0.550986</text:p>
              </table:table-cell>
              <table:table-cell office:value-type="float" office:value="0.5509423809524">
                <text:p>0.5509423809524</text:p>
              </table:table-cell>
              <table:table-cell office:value-type="float" office:value="0.546608">
                <text:p>0.54660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547186">
                <text:p>0.547186</text:p>
              </table:table-cell>
              <table:table-cell office:value-type="float" office:value="0.5495733333332">
                <text:p>0.5495733333332</text:p>
              </table:table-cell>
              <table:table-cell office:value-type="float" office:value="0.545274">
                <text:p>0.54527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549836">
                <text:p>0.549836</text:p>
              </table:table-cell>
              <table:table-cell office:value-type="float" office:value="0.5485085185186">
                <text:p>0.5485085185186</text:p>
              </table:table-cell>
              <table:table-cell office:value-type="float" office:value="0.547296">
                <text:p>0.54729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49672">
                <text:p>0.549672</text:p>
              </table:table-cell>
              <table:table-cell office:value-type="float" office:value="0.5493233333334">
                <text:p>0.5493233333334</text:p>
              </table:table-cell>
              <table:table-cell office:value-type="float" office:value="0.546452">
                <text:p>0.54645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548756">
                <text:p>0.548756</text:p>
              </table:table-cell>
              <table:table-cell office:value-type="float" office:value="0.5487778787878">
                <text:p>0.5487778787878</text:p>
              </table:table-cell>
              <table:table-cell office:value-type="float" office:value="0.54592">
                <text:p>0.5459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547456">
                <text:p>0.547456</text:p>
              </table:table-cell>
              <table:table-cell office:value-type="float" office:value="0.5480455555558">
                <text:p>0.5480455555558</text:p>
              </table:table-cell>
              <table:table-cell office:value-type="float" office:value="0.54679">
                <text:p>0.5467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545978">
                <text:p>0.545978</text:p>
              </table:table-cell>
              <table:table-cell office:value-type="float" office:value="0.5487079487178">
                <text:p>0.5487079487178</text:p>
              </table:table-cell>
              <table:table-cell office:value-type="float" office:value="0.547078">
                <text:p>0.54707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547414">
                <text:p>0.547414</text:p>
              </table:table-cell>
              <table:table-cell office:value-type="float" office:value="0.5483233333332">
                <text:p>0.5483233333332</text:p>
              </table:table-cell>
              <table:table-cell office:value-type="float" office:value="0.545078">
                <text:p>0.54507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5474">
                <text:p>0.5474</text:p>
              </table:table-cell>
              <table:table-cell office:value-type="float" office:value="0.5477677777776">
                <text:p>0.5477677777776</text:p>
              </table:table-cell>
              <table:table-cell office:value-type="float" office:value="0.545504">
                <text:p>0.54550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547142">
                <text:p>0.547142</text:p>
              </table:table-cell>
              <table:table-cell office:value-type="float" office:value="0.5472816666668">
                <text:p>0.5472816666668</text:p>
              </table:table-cell>
              <table:table-cell office:value-type="float" office:value="0.54506">
                <text:p>0.5450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546788">
                <text:p>0.546788</text:p>
              </table:table-cell>
              <table:table-cell office:value-type="float" office:value="0.5480292156862">
                <text:p>0.5480292156862</text:p>
              </table:table-cell>
              <table:table-cell office:value-type="float" office:value="0.54609">
                <text:p>0.5460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546788">
                <text:p>0.546788</text:p>
              </table:table-cell>
              <table:table-cell office:value-type="float" office:value="0.5475825925926">
                <text:p>0.5475825925926</text:p>
              </table:table-cell>
              <table:table-cell office:value-type="float" office:value="0.54514">
                <text:p>0.5451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547082">
                <text:p>0.547082</text:p>
              </table:table-cell>
              <table:table-cell office:value-type="float" office:value="0.5471829824562">
                <text:p>0.5471829824562</text:p>
              </table:table-cell>
              <table:table-cell office:value-type="float" office:value="0.544998">
                <text:p>0.54499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547082">
                <text:p>0.547082</text:p>
              </table:table-cell>
              <table:table-cell office:value-type="float" office:value="0.5476566666666">
                <text:p>0.5476566666666</text:p>
              </table:table-cell>
              <table:table-cell office:value-type="float" office:value="0.545542">
                <text:p>0.5455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